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11.289in" svg:height="3.5449in" svg:x="3.0012in" svg:y="0.2197in">
            <draw:object draw:notify-on-update-of-ranges="out.F2:out.F6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2248in" svg:y="17.4618in">
            <draw:object draw:notify-on-update-of-ranges="out.A7:out.A127 out.B7:out.B1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5351" calcext:value-type="float">
            <text:p>5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]-[.A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float" office:value="19257" calcext:value-type="float">
            <text:p>192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]-[.A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19216" calcext:value-type="float">
            <text:p>192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]-[.A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float" office:value="16745" calcext:value-type="float">
            <text:p>167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]-[.A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float" office:value="17045" calcext:value-type="float">
            <text:p>170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]-[.A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-12286" calcext:value-type="float">
            <text:p>-122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]-[.A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float" office:value="-3382" calcext:value-type="float">
            <text:p>-33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]-[.A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float" office:value="-2149" calcext:value-type="float">
            <text:p>-2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]-[.A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-2635" calcext:value-type="float">
            <text:p>-2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]-[.A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-2337" calcext:value-type="float">
            <text:p>-23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]-[.A1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-2242" calcext:value-type="float">
            <text:p>-22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]-[.A1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-1999" calcext:value-type="float">
            <text:p>-19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]-[.A12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-1745" calcext:value-type="float">
            <text:p>-17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]-[.A1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float" office:value="-1637" calcext:value-type="float">
            <text:p>-16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]-[.A1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-1294" calcext:value-type="float">
            <text:p>-1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]-[.A1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float" office:value="-1380" calcext:value-type="float">
            <text:p>-13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]-[.A1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]-[.A1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float" office:value="-1245" calcext:value-type="float">
            <text:p>-12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]-[.A1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]-[.A1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float" office:value="-1102" calcext:value-type="float">
            <text:p>-1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]-[.A2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918" calcext:value-type="float">
            <text:p>6918</text:p>
          </table:table-cell>
          <table:table-cell office:value-type="float" office:value="-949" calcext:value-type="float">
            <text:p>-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]-[.A2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]-[.A22]" office:value-type="float" office:value="72" calcext:value-type="float">
            <text:p>72</text:p>
          </table:table-cell>
          <table:table-cell office:value-type="string" calcext:value-type="string">
            <text:p>Avg cycle time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Samples/sec</text:p>
          </table:table-cell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float" office:value="-867" calcext:value-type="float">
            <text:p>-8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]-[.A23]" office:value-type="float" office:value="73" calcext:value-type="float">
            <text:p>73</text:p>
          </table:table-cell>
          <table:table-cell table:style-name="ce1" table:formula="of:=[.F665]" office:value-type="float" office:value="74.8929110105581" calcext:value-type="float">
            <text:p>74.89</text:p>
          </table:table-cell>
          <table:table-cell office:value-type="float" office:value="2000" calcext:value-type="float">
            <text:p>2000</text:p>
          </table:table-cell>
          <table:table-cell table:formula="of:=[.H24]/[.G24]" office:value-type="float" office:value="26.7047971966005" calcext:value-type="float">
            <text:p>26.7047971966005</text:p>
          </table:table-cell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-833" calcext:value-type="float">
            <text:p>-8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]-[.A2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float" office:value="-821" calcext:value-type="float">
            <text:p>-8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]-[.A2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-786" calcext:value-type="float">
            <text:p>-7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]-[.A2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55" calcext:value-type="float">
            <text:p>7355</text:p>
          </table:table-cell>
          <table:table-cell office:value-type="float" office:value="-751" calcext:value-type="float">
            <text:p>-7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]-[.A27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-693" calcext:value-type="float">
            <text:p>-6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]-[.A2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-681" calcext:value-type="float">
            <text:p>-6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]-[.A2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float" office:value="-623" calcext:value-type="float">
            <text:p>-6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]-[.A3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-459" calcext:value-type="float">
            <text:p>-4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]-[.A3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]-[.A3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float" office:value="4510" calcext:value-type="float">
            <text:p>45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]-[.A33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7879" calcext:value-type="float">
            <text:p>7879</text:p>
          </table:table-cell>
          <table:table-cell office:value-type="float" office:value="-13067" calcext:value-type="float">
            <text:p>-130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]-[.A3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14614" calcext:value-type="float">
            <text:p>146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]-[.A3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float" office:value="-8137" calcext:value-type="float">
            <text:p>-8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]-[.A3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float" office:value="-4436" calcext:value-type="float">
            <text:p>-44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]-[.A3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float" office:value="-3554" calcext:value-type="float">
            <text:p>-35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]-[.A3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8261" calcext:value-type="float">
            <text:p>8261</text:p>
          </table:table-cell>
          <table:table-cell office:value-type="float" office:value="-3093" calcext:value-type="float">
            <text:p>-30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]-[.A3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8338" calcext:value-type="float">
            <text:p>8338</text:p>
          </table:table-cell>
          <table:table-cell office:value-type="float" office:value="-2870" calcext:value-type="float">
            <text:p>-28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]-[.A4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8408" calcext:value-type="float">
            <text:p>8408</text:p>
          </table:table-cell>
          <table:table-cell office:value-type="float" office:value="-2784" calcext:value-type="float">
            <text:p>-27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]-[.A41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8483" calcext:value-type="float">
            <text:p>8483</text:p>
          </table:table-cell>
          <table:table-cell office:value-type="float" office:value="-2694" calcext:value-type="float">
            <text:p>-26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]-[.A4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float" office:value="-2488" calcext:value-type="float">
            <text:p>-24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]-[.A4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8636" calcext:value-type="float">
            <text:p>8636</text:p>
          </table:table-cell>
          <table:table-cell office:value-type="float" office:value="-2180" calcext:value-type="float">
            <text:p>-21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]-[.A4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8712" calcext:value-type="float">
            <text:p>8712</text:p>
          </table:table-cell>
          <table:table-cell office:value-type="float" office:value="-2027" calcext:value-type="float">
            <text:p>-20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]-[.A4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-1798" calcext:value-type="float">
            <text:p>-17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]-[.A4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8863" calcext:value-type="float">
            <text:p>8863</text:p>
          </table:table-cell>
          <table:table-cell office:value-type="float" office:value="-1663" calcext:value-type="float">
            <text:p>-16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]-[.A4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-1493" calcext:value-type="float">
            <text:p>-14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]-[.A4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float" office:value="-1416" calcext:value-type="float">
            <text:p>-14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]-[.A4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9092" calcext:value-type="float">
            <text:p>9092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]-[.A5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9167" calcext:value-type="float">
            <text:p>9167</text:p>
          </table:table-cell>
          <table:table-cell office:value-type="float" office:value="-1233" calcext:value-type="float">
            <text:p>-12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]-[.A51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float" office:value="-1125" calcext:value-type="float">
            <text:p>-11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]-[.A5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-1042" calcext:value-type="float">
            <text:p>-10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]-[.A5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9396" calcext:value-type="float">
            <text:p>9396</text:p>
          </table:table-cell>
          <table:table-cell office:value-type="float" office:value="-995" calcext:value-type="float">
            <text:p>-9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]-[.A5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-960" calcext:value-type="float">
            <text:p>-9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]-[.A5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9547" calcext:value-type="float">
            <text:p>9547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]-[.A5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9624" calcext:value-type="float">
            <text:p>9624</text:p>
          </table:table-cell>
          <table:table-cell office:value-type="float" office:value="-844" calcext:value-type="float">
            <text:p>-8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]-[.A5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-821" calcext:value-type="float">
            <text:p>-8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]-[.A5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9774" calcext:value-type="float">
            <text:p>9774</text:p>
          </table:table-cell>
          <table:table-cell office:value-type="float" office:value="-809" calcext:value-type="float">
            <text:p>-8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]-[.A5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9849" calcext:value-type="float">
            <text:p>9849</text:p>
          </table:table-cell>
          <table:table-cell office:value-type="float" office:value="-588" calcext:value-type="float">
            <text:p>-5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]-[.A60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9926" calcext:value-type="float">
            <text:p>9926</text:p>
          </table:table-cell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]-[.A6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10825" calcext:value-type="float">
            <text:p>108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]-[.A6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float" office:value="-7190" calcext:value-type="float">
            <text:p>-71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]-[.A6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float" office:value="-12900" calcext:value-type="float">
            <text:p>-12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]-[.A6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float" office:value="-12990" calcext:value-type="float">
            <text:p>-129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6]-[.A6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308" calcext:value-type="float">
            <text:p>10308</text:p>
          </table:table-cell>
          <table:table-cell office:value-type="float" office:value="-13007" calcext:value-type="float">
            <text:p>-130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7]-[.A6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0384" calcext:value-type="float">
            <text:p>10384</text:p>
          </table:table-cell>
          <table:table-cell office:value-type="float" office:value="-6315" calcext:value-type="float">
            <text:p>-63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8]-[.A6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461" calcext:value-type="float">
            <text:p>10461</text:p>
          </table:table-cell>
          <table:table-cell office:value-type="float" office:value="-5754" calcext:value-type="float">
            <text:p>-57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9]-[.A6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0537" calcext:value-type="float">
            <text:p>10537</text:p>
          </table:table-cell>
          <table:table-cell office:value-type="float" office:value="-4155" calcext:value-type="float">
            <text:p>-41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0]-[.A6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613" calcext:value-type="float">
            <text:p>10613</text:p>
          </table:table-cell>
          <table:table-cell office:value-type="float" office:value="-3893" calcext:value-type="float">
            <text:p>-38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1]-[.A7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687" calcext:value-type="float">
            <text:p>10687</text:p>
          </table:table-cell>
          <table:table-cell office:value-type="float" office:value="-3506" calcext:value-type="float">
            <text:p>-35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2]-[.A7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0760" calcext:value-type="float">
            <text:p>10760</text:p>
          </table:table-cell>
          <table:table-cell office:value-type="float" office:value="-3242" calcext:value-type="float">
            <text:p>-32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3]-[.A7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float" office:value="-3129" calcext:value-type="float">
            <text:p>-31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4]-[.A73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0906" calcext:value-type="float">
            <text:p>10906</text:p>
          </table:table-cell>
          <table:table-cell office:value-type="float" office:value="-2959" calcext:value-type="float">
            <text:p>-29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5]-[.A7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0979" calcext:value-type="float">
            <text:p>10979</text:p>
          </table:table-cell>
          <table:table-cell office:value-type="float" office:value="-2846" calcext:value-type="float">
            <text:p>-28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6]-[.A7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1052" calcext:value-type="float">
            <text:p>11052</text:p>
          </table:table-cell>
          <table:table-cell office:value-type="float" office:value="-2737" calcext:value-type="float">
            <text:p>-27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7]-[.A7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float" office:value="-2610" calcext:value-type="float">
            <text:p>-26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8]-[.A7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1198" calcext:value-type="float">
            <text:p>11198</text:p>
          </table:table-cell>
          <table:table-cell office:value-type="float" office:value="-2438" calcext:value-type="float">
            <text:p>-24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9]-[.A78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1271" calcext:value-type="float">
            <text:p>11271</text:p>
          </table:table-cell>
          <table:table-cell office:value-type="float" office:value="-2211" calcext:value-type="float">
            <text:p>-22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0]-[.A7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1343" calcext:value-type="float">
            <text:p>11343</text:p>
          </table:table-cell>
          <table:table-cell office:value-type="float" office:value="-1926" calcext:value-type="float">
            <text:p>-19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1]-[.A8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float" office:value="-1772" calcext:value-type="float">
            <text:p>-17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2]-[.A8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float" office:value="-1610" calcext:value-type="float">
            <text:p>-16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3]-[.A8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1563" calcext:value-type="float">
            <text:p>11563</text:p>
          </table:table-cell>
          <table:table-cell office:value-type="float" office:value="-1494" calcext:value-type="float">
            <text:p>-14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4]-[.A8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1635" calcext:value-type="float">
            <text:p>11635</text:p>
          </table:table-cell>
          <table:table-cell office:value-type="float" office:value="-1380" calcext:value-type="float">
            <text:p>-13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5]-[.A8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1708" calcext:value-type="float">
            <text:p>11708</text:p>
          </table:table-cell>
          <table:table-cell office:value-type="float" office:value="-1331" calcext:value-type="float">
            <text:p>-13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6]-[.A8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1782" calcext:value-type="float">
            <text:p>11782</text:p>
          </table:table-cell>
          <table:table-cell office:value-type="float" office:value="-1221" calcext:value-type="float">
            <text:p>-12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7]-[.A8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1854" calcext:value-type="float">
            <text:p>11854</text:p>
          </table:table-cell>
          <table:table-cell office:value-type="float" office:value="-1149" calcext:value-type="float">
            <text:p>-1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8]-[.A8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1927" calcext:value-type="float">
            <text:p>11927</text:p>
          </table:table-cell>
          <table:table-cell office:value-type="float" office:value="-1090" calcext:value-type="float">
            <text:p>-10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89]-[.A8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float" office:value="-1019" calcext:value-type="float">
            <text:p>-10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0]-[.A8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2073" calcext:value-type="float">
            <text:p>12073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1]-[.A9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2150" calcext:value-type="float">
            <text:p>12150</text:p>
          </table:table-cell>
          <table:table-cell office:value-type="float" office:value="-635" calcext:value-type="float">
            <text:p>-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2]-[.A9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2646" calcext:value-type="float">
            <text:p>26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3]-[.A9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2303" calcext:value-type="float">
            <text:p>12303</text:p>
          </table:table-cell>
          <table:table-cell office:value-type="float" office:value="-11066" calcext:value-type="float">
            <text:p>-11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4]-[.A9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2380" calcext:value-type="float">
            <text:p>12380</text:p>
          </table:table-cell>
          <table:table-cell office:value-type="float" office:value="13906" calcext:value-type="float">
            <text:p>139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5]-[.A9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2455" calcext:value-type="float">
            <text:p>12455</text:p>
          </table:table-cell>
          <table:table-cell office:value-type="float" office:value="-14321" calcext:value-type="float">
            <text:p>-143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6]-[.A95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2532" calcext:value-type="float">
            <text:p>12532</text:p>
          </table:table-cell>
          <table:table-cell office:value-type="float" office:value="-7895" calcext:value-type="float">
            <text:p>-78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7]-[.A9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2609" calcext:value-type="float">
            <text:p>12609</text:p>
          </table:table-cell>
          <table:table-cell office:value-type="float" office:value="-3783" calcext:value-type="float">
            <text:p>-37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8]-[.A9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2685" calcext:value-type="float">
            <text:p>12685</text:p>
          </table:table-cell>
          <table:table-cell office:value-type="float" office:value="-4003" calcext:value-type="float">
            <text:p>-40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99]-[.A9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2762" calcext:value-type="float">
            <text:p>12762</text:p>
          </table:table-cell>
          <table:table-cell office:value-type="float" office:value="-3538" calcext:value-type="float">
            <text:p>-35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0]-[.A9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2838" calcext:value-type="float">
            <text:p>12838</text:p>
          </table:table-cell>
          <table:table-cell office:value-type="float" office:value="-3216" calcext:value-type="float">
            <text:p>-32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1]-[.A10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2911" calcext:value-type="float">
            <text:p>12911</text:p>
          </table:table-cell>
          <table:table-cell office:value-type="float" office:value="-3113" calcext:value-type="float">
            <text:p>-31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2]-[.A10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2987" calcext:value-type="float">
            <text:p>12987</text:p>
          </table:table-cell>
          <table:table-cell office:value-type="float" office:value="-2944" calcext:value-type="float">
            <text:p>-29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3]-[.A10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064" calcext:value-type="float">
            <text:p>13064</text:p>
          </table:table-cell>
          <table:table-cell office:value-type="float" office:value="-2755" calcext:value-type="float">
            <text:p>-27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4]-[.A10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3139" calcext:value-type="float">
            <text:p>13139</text:p>
          </table:table-cell>
          <table:table-cell office:value-type="float" office:value="-2671" calcext:value-type="float">
            <text:p>-26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5]-[.A104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3215" calcext:value-type="float">
            <text:p>13215</text:p>
          </table:table-cell>
          <table:table-cell office:value-type="float" office:value="-2488" calcext:value-type="float">
            <text:p>-24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6]-[.A10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292" calcext:value-type="float">
            <text:p>13292</text:p>
          </table:table-cell>
          <table:table-cell office:value-type="float" office:value="-2273" calcext:value-type="float">
            <text:p>-22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7]-[.A10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3368" calcext:value-type="float">
            <text:p>13368</text:p>
          </table:table-cell>
          <table:table-cell office:value-type="float" office:value="-2012" calcext:value-type="float">
            <text:p>-20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8]-[.A10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444" calcext:value-type="float">
            <text:p>13444</text:p>
          </table:table-cell>
          <table:table-cell office:value-type="float" office:value="-1826" calcext:value-type="float">
            <text:p>-18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9]-[.A10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519" calcext:value-type="float">
            <text:p>13519</text:p>
          </table:table-cell>
          <table:table-cell office:value-type="float" office:value="-1677" calcext:value-type="float">
            <text:p>-16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0]-[.A109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3596" calcext:value-type="float">
            <text:p>13596</text:p>
          </table:table-cell>
          <table:table-cell office:value-type="float" office:value="-1545" calcext:value-type="float">
            <text:p>-15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1]-[.A11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3672" calcext:value-type="float">
            <text:p>13672</text:p>
          </table:table-cell>
          <table:table-cell office:value-type="float" office:value="-1404" calcext:value-type="float">
            <text:p>-14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2]-[.A11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748" calcext:value-type="float">
            <text:p>13748</text:p>
          </table:table-cell>
          <table:table-cell office:value-type="float" office:value="-1307" calcext:value-type="float">
            <text:p>-13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3]-[.A11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824" calcext:value-type="float">
            <text:p>13824</text:p>
          </table:table-cell>
          <table:table-cell office:value-type="float" office:value="-1221" calcext:value-type="float">
            <text:p>-12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4]-[.A11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5]-[.A11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3976" calcext:value-type="float">
            <text:p>13976</text:p>
          </table:table-cell>
          <table:table-cell office:value-type="float" office:value="-1078" calcext:value-type="float">
            <text:p>-1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6]-[.A11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4052" calcext:value-type="float">
            <text:p>14052</text:p>
          </table:table-cell>
          <table:table-cell office:value-type="float" office:value="-1019" calcext:value-type="float">
            <text:p>-10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7]-[.A11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4129" calcext:value-type="float">
            <text:p>14129</text:p>
          </table:table-cell>
          <table:table-cell office:value-type="float" office:value="-937" calcext:value-type="float">
            <text:p>-9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8]-[.A11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4204" calcext:value-type="float">
            <text:p>14204</text:p>
          </table:table-cell>
          <table:table-cell office:value-type="float" office:value="-914" calcext:value-type="float">
            <text:p>-9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19]-[.A118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4278" calcext:value-type="float">
            <text:p>14278</text:p>
          </table:table-cell>
          <table:table-cell office:value-type="float" office:value="-891" calcext:value-type="float">
            <text:p>-8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0]-[.A11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4354" calcext:value-type="float">
            <text:p>14354</text:p>
          </table:table-cell>
          <table:table-cell office:value-type="float" office:value="-647" calcext:value-type="float">
            <text:p>-6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1]-[.A12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4431" calcext:value-type="float">
            <text:p>14431</text:p>
          </table:table-cell>
          <table:table-cell office:value-type="float" office:value="2478" calcext:value-type="float">
            <text:p>24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2]-[.A12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4507" calcext:value-type="float">
            <text:p>14507</text:p>
          </table:table-cell>
          <table:table-cell office:value-type="float" office:value="7380" calcext:value-type="float">
            <text:p>73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3]-[.A12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4583" calcext:value-type="float">
            <text:p>14583</text:p>
          </table:table-cell>
          <table:table-cell office:value-type="float" office:value="9066" calcext:value-type="float">
            <text:p>9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4]-[.A12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4659" calcext:value-type="float">
            <text:p>14659</text:p>
          </table:table-cell>
          <table:table-cell office:value-type="float" office:value="16632" calcext:value-type="float">
            <text:p>166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5]-[.A12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4736" calcext:value-type="float">
            <text:p>14736</text:p>
          </table:table-cell>
          <table:table-cell office:value-type="float" office:value="2326" calcext:value-type="float">
            <text:p>23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6]-[.A12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4813" calcext:value-type="float">
            <text:p>14813</text:p>
          </table:table-cell>
          <table:table-cell office:value-type="float" office:value="-19270" calcext:value-type="float">
            <text:p>-192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7]-[.A12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4888" calcext:value-type="float">
            <text:p>14888</text:p>
          </table:table-cell>
          <table:table-cell office:value-type="float" office:value="-5674" calcext:value-type="float">
            <text:p>-567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8]-[.A12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4965" calcext:value-type="float">
            <text:p>14965</text:p>
          </table:table-cell>
          <table:table-cell office:value-type="float" office:value="-6489" calcext:value-type="float">
            <text:p>-64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9]-[.A12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5042" calcext:value-type="float">
            <text:p>15042</text:p>
          </table:table-cell>
          <table:table-cell office:value-type="float" office:value="-4087" calcext:value-type="float">
            <text:p>-40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0]-[.A12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5118" calcext:value-type="float">
            <text:p>15118</text:p>
          </table:table-cell>
          <table:table-cell office:value-type="float" office:value="-3937" calcext:value-type="float">
            <text:p>-39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1]-[.A13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5192" calcext:value-type="float">
            <text:p>15192</text:p>
          </table:table-cell>
          <table:table-cell office:value-type="float" office:value="-3576" calcext:value-type="float">
            <text:p>-357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2]-[.A13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5264" calcext:value-type="float">
            <text:p>15264</text:p>
          </table:table-cell>
          <table:table-cell office:value-type="float" office:value="-3362" calcext:value-type="float">
            <text:p>-33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3]-[.A132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5337" calcext:value-type="float">
            <text:p>15337</text:p>
          </table:table-cell>
          <table:table-cell office:value-type="float" office:value="-3144" calcext:value-type="float">
            <text:p>-31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4]-[.A13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5411" calcext:value-type="float">
            <text:p>15411</text:p>
          </table:table-cell>
          <table:table-cell office:value-type="float" office:value="-2993" calcext:value-type="float">
            <text:p>-29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5]-[.A13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5483" calcext:value-type="float">
            <text:p>15483</text:p>
          </table:table-cell>
          <table:table-cell office:value-type="float" office:value="-2875" calcext:value-type="float">
            <text:p>-28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6]-[.A13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5556" calcext:value-type="float">
            <text:p>15556</text:p>
          </table:table-cell>
          <table:table-cell office:value-type="float" office:value="-2770" calcext:value-type="float">
            <text:p>-27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7]-[.A13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5629" calcext:value-type="float">
            <text:p>15629</text:p>
          </table:table-cell>
          <table:table-cell office:value-type="float" office:value="-2666" calcext:value-type="float">
            <text:p>-26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8]-[.A13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5703" calcext:value-type="float">
            <text:p>15703</text:p>
          </table:table-cell>
          <table:table-cell office:value-type="float" office:value="-2505" calcext:value-type="float">
            <text:p>-2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9]-[.A138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5775" calcext:value-type="float">
            <text:p>15775</text:p>
          </table:table-cell>
          <table:table-cell office:value-type="float" office:value="-2257" calcext:value-type="float">
            <text:p>-22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0]-[.A13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5848" calcext:value-type="float">
            <text:p>15848</text:p>
          </table:table-cell>
          <table:table-cell office:value-type="float" office:value="-2012" calcext:value-type="float">
            <text:p>-20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1]-[.A14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5921" calcext:value-type="float">
            <text:p>15921</text:p>
          </table:table-cell>
          <table:table-cell office:value-type="float" office:value="-1854" calcext:value-type="float">
            <text:p>-18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2]-[.A14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5994" calcext:value-type="float">
            <text:p>15994</text:p>
          </table:table-cell>
          <table:table-cell office:value-type="float" office:value="-1717" calcext:value-type="float">
            <text:p>-17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3]-[.A14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067" calcext:value-type="float">
            <text:p>16067</text:p>
          </table:table-cell>
          <table:table-cell office:value-type="float" office:value="-1557" calcext:value-type="float">
            <text:p>-15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4]-[.A14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140" calcext:value-type="float">
            <text:p>16140</text:p>
          </table:table-cell>
          <table:table-cell office:value-type="float" office:value="-1430" calcext:value-type="float">
            <text:p>-14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5]-[.A14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214" calcext:value-type="float">
            <text:p>16214</text:p>
          </table:table-cell>
          <table:table-cell office:value-type="float" office:value="-1356" calcext:value-type="float">
            <text:p>-13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6]-[.A145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6286" calcext:value-type="float">
            <text:p>16286</text:p>
          </table:table-cell>
          <table:table-cell office:value-type="float" office:value="-1282" calcext:value-type="float">
            <text:p>-12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7]-[.A146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6359" calcext:value-type="float">
            <text:p>16359</text:p>
          </table:table-cell>
          <table:table-cell office:value-type="float" office:value="-1149" calcext:value-type="float">
            <text:p>-1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8]-[.A14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432" calcext:value-type="float">
            <text:p>16432</text:p>
          </table:table-cell>
          <table:table-cell office:value-type="float" office:value="-1102" calcext:value-type="float">
            <text:p>-1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9]-[.A14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505" calcext:value-type="float">
            <text:p>16505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0]-[.A14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578" calcext:value-type="float">
            <text:p>16578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1]-[.A15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6655" calcext:value-type="float">
            <text:p>16655</text:p>
          </table:table-cell>
          <table:table-cell office:value-type="float" office:value="-740" calcext:value-type="float">
            <text:p>-7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2]-[.A15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6732" calcext:value-type="float">
            <text:p>16732</text:p>
          </table:table-cell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3]-[.A15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6807" calcext:value-type="float">
            <text:p>16807</text:p>
          </table:table-cell>
          <table:table-cell office:value-type="float" office:value="14098" calcext:value-type="float">
            <text:p>140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4]-[.A153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6884" calcext:value-type="float">
            <text:p>16884</text:p>
          </table:table-cell>
          <table:table-cell office:value-type="float" office:value="-3289" calcext:value-type="float">
            <text:p>-32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5]-[.A15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6960" calcext:value-type="float">
            <text:p>16960</text:p>
          </table:table-cell>
          <table:table-cell office:value-type="float" office:value="-6810" calcext:value-type="float">
            <text:p>-68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6]-[.A15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7037" calcext:value-type="float">
            <text:p>17037</text:p>
          </table:table-cell>
          <table:table-cell office:value-type="float" office:value="-9692" calcext:value-type="float">
            <text:p>-96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7]-[.A15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7114" calcext:value-type="float">
            <text:p>17114</text:p>
          </table:table-cell>
          <table:table-cell office:value-type="float" office:value="-3310" calcext:value-type="float">
            <text:p>-33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8]-[.A15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7190" calcext:value-type="float">
            <text:p>17190</text:p>
          </table:table-cell>
          <table:table-cell office:value-type="float" office:value="-3799" calcext:value-type="float">
            <text:p>-37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9]-[.A15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7266" calcext:value-type="float">
            <text:p>17266</text:p>
          </table:table-cell>
          <table:table-cell office:value-type="float" office:value="-3553" calcext:value-type="float">
            <text:p>-35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0]-[.A15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7343" calcext:value-type="float">
            <text:p>17343</text:p>
          </table:table-cell>
          <table:table-cell office:value-type="float" office:value="-3215" calcext:value-type="float">
            <text:p>-32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1]-[.A16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7417" calcext:value-type="float">
            <text:p>17417</text:p>
          </table:table-cell>
          <table:table-cell office:value-type="float" office:value="-3103" calcext:value-type="float">
            <text:p>-31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2]-[.A16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7492" calcext:value-type="float">
            <text:p>17492</text:p>
          </table:table-cell>
          <table:table-cell office:value-type="float" office:value="-2929" calcext:value-type="float">
            <text:p>-29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3]-[.A16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7568" calcext:value-type="float">
            <text:p>17568</text:p>
          </table:table-cell>
          <table:table-cell office:value-type="float" office:value="-2798" calcext:value-type="float">
            <text:p>-27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4]-[.A16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7644" calcext:value-type="float">
            <text:p>17644</text:p>
          </table:table-cell>
          <table:table-cell office:value-type="float" office:value="-2699" calcext:value-type="float">
            <text:p>-26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5]-[.A16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7721" calcext:value-type="float">
            <text:p>17721</text:p>
          </table:table-cell>
          <table:table-cell office:value-type="float" office:value="-2587" calcext:value-type="float">
            <text:p>-25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6]-[.A16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7797" calcext:value-type="float">
            <text:p>17797</text:p>
          </table:table-cell>
          <table:table-cell office:value-type="float" office:value="-2337" calcext:value-type="float">
            <text:p>-23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7]-[.A16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7872" calcext:value-type="float">
            <text:p>17872</text:p>
          </table:table-cell>
          <table:table-cell office:value-type="float" office:value="-2087" calcext:value-type="float">
            <text:p>-20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8]-[.A16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7949" calcext:value-type="float">
            <text:p>17949</text:p>
          </table:table-cell>
          <table:table-cell office:value-type="float" office:value="-1868" calcext:value-type="float">
            <text:p>-18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9]-[.A16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8025" calcext:value-type="float">
            <text:p>18025</text:p>
          </table:table-cell>
          <table:table-cell office:value-type="float" office:value="-1690" calcext:value-type="float">
            <text:p>-16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0]-[.A16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101" calcext:value-type="float">
            <text:p>18101</text:p>
          </table:table-cell>
          <table:table-cell office:value-type="float" office:value="-1597" calcext:value-type="float">
            <text:p>-15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1]-[.A17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177" calcext:value-type="float">
            <text:p>18177</text:p>
          </table:table-cell>
          <table:table-cell office:value-type="float" office:value="-1443" calcext:value-type="float">
            <text:p>-14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2]-[.A17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253" calcext:value-type="float">
            <text:p>18253</text:p>
          </table:table-cell>
          <table:table-cell office:value-type="float" office:value="-1343" calcext:value-type="float">
            <text:p>-13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3]-[.A17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329" calcext:value-type="float">
            <text:p>18329</text:p>
          </table:table-cell>
          <table:table-cell office:value-type="float" office:value="-1270" calcext:value-type="float">
            <text:p>-12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4]-[.A17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405" calcext:value-type="float">
            <text:p>18405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5]-[.A17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481" calcext:value-type="float">
            <text:p>18481</text:p>
          </table:table-cell>
          <table:table-cell office:value-type="float" office:value="-1090" calcext:value-type="float">
            <text:p>-10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6]-[.A17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557" calcext:value-type="float">
            <text:p>18557</text:p>
          </table:table-cell>
          <table:table-cell office:value-type="float" office:value="-1019" calcext:value-type="float">
            <text:p>-10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7]-[.A17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633" calcext:value-type="float">
            <text:p>18633</text:p>
          </table:table-cell>
          <table:table-cell office:value-type="float" office:value="-937" calcext:value-type="float">
            <text:p>-9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8]-[.A17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709" calcext:value-type="float">
            <text:p>18709</text:p>
          </table:table-cell>
          <table:table-cell office:value-type="float" office:value="-926" calcext:value-type="float">
            <text:p>-9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79]-[.A17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8783" calcext:value-type="float">
            <text:p>18783</text:p>
          </table:table-cell>
          <table:table-cell office:value-type="float" office:value="-844" calcext:value-type="float">
            <text:p>-8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0]-[.A17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8860" calcext:value-type="float">
            <text:p>18860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1]-[.A18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8935" calcext:value-type="float">
            <text:p>18935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2]-[.A181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9012" calcext:value-type="float">
            <text:p>19012</text:p>
          </table:table-cell>
          <table:table-cell office:value-type="float" office:value="9918" calcext:value-type="float">
            <text:p>99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3]-[.A18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9088" calcext:value-type="float">
            <text:p>19088</text:p>
          </table:table-cell>
          <table:table-cell office:value-type="float" office:value="5884" calcext:value-type="float">
            <text:p>58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4]-[.A18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9165" calcext:value-type="float">
            <text:p>19165</text:p>
          </table:table-cell>
          <table:table-cell office:value-type="float" office:value="15472" calcext:value-type="float">
            <text:p>154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5]-[.A18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9240" calcext:value-type="float">
            <text:p>19240</text:p>
          </table:table-cell>
          <table:table-cell office:value-type="float" office:value="-9327" calcext:value-type="float">
            <text:p>-93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6]-[.A185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9317" calcext:value-type="float">
            <text:p>19317</text:p>
          </table:table-cell>
          <table:table-cell office:value-type="float" office:value="-19345" calcext:value-type="float">
            <text:p>-193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7]-[.A18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9394" calcext:value-type="float">
            <text:p>19394</text:p>
          </table:table-cell>
          <table:table-cell office:value-type="float" office:value="-4664" calcext:value-type="float">
            <text:p>-4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8]-[.A18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9471" calcext:value-type="float">
            <text:p>19471</text:p>
          </table:table-cell>
          <table:table-cell office:value-type="float" office:value="-6724" calcext:value-type="float">
            <text:p>-67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89]-[.A18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9547" calcext:value-type="float">
            <text:p>19547</text:p>
          </table:table-cell>
          <table:table-cell office:value-type="float" office:value="-4245" calcext:value-type="float">
            <text:p>-42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0]-[.A18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9623" calcext:value-type="float">
            <text:p>19623</text:p>
          </table:table-cell>
          <table:table-cell office:value-type="float" office:value="-3755" calcext:value-type="float">
            <text:p>-37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1]-[.A19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9696" calcext:value-type="float">
            <text:p>19696</text:p>
          </table:table-cell>
          <table:table-cell office:value-type="float" office:value="-3484" calcext:value-type="float">
            <text:p>-34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2]-[.A19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9770" calcext:value-type="float">
            <text:p>19770</text:p>
          </table:table-cell>
          <table:table-cell office:value-type="float" office:value="-3278" calcext:value-type="float">
            <text:p>-32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3]-[.A19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9843" calcext:value-type="float">
            <text:p>19843</text:p>
          </table:table-cell>
          <table:table-cell office:value-type="float" office:value="-3088" calcext:value-type="float">
            <text:p>-30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4]-[.A19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9915" calcext:value-type="float">
            <text:p>19915</text:p>
          </table:table-cell>
          <table:table-cell office:value-type="float" office:value="-3063" calcext:value-type="float">
            <text:p>-30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5]-[.A19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9988" calcext:value-type="float">
            <text:p>19988</text:p>
          </table:table-cell>
          <table:table-cell office:value-type="float" office:value="-2904" calcext:value-type="float">
            <text:p>-29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6]-[.A19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062" calcext:value-type="float">
            <text:p>20062</text:p>
          </table:table-cell>
          <table:table-cell office:value-type="float" office:value="-2722" calcext:value-type="float">
            <text:p>-27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7]-[.A19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0134" calcext:value-type="float">
            <text:p>20134</text:p>
          </table:table-cell>
          <table:table-cell office:value-type="float" office:value="-2635" calcext:value-type="float">
            <text:p>-2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8]-[.A19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float" office:value="-2421" calcext:value-type="float">
            <text:p>-24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99]-[.A19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float" office:value="-2195" calcext:value-type="float">
            <text:p>-21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0]-[.A19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354" calcext:value-type="float">
            <text:p>20354</text:p>
          </table:table-cell>
          <table:table-cell office:value-type="float" office:value="-1984" calcext:value-type="float">
            <text:p>-1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1]-[.A20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0426" calcext:value-type="float">
            <text:p>20426</text:p>
          </table:table-cell>
          <table:table-cell office:value-type="float" office:value="-1772" calcext:value-type="float">
            <text:p>-17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2]-[.A201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0499" calcext:value-type="float">
            <text:p>20499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3]-[.A20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572" calcext:value-type="float">
            <text:p>20572</text:p>
          </table:table-cell>
          <table:table-cell office:value-type="float" office:value="-1545" calcext:value-type="float">
            <text:p>-15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4]-[.A20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645" calcext:value-type="float">
            <text:p>20645</text:p>
          </table:table-cell>
          <table:table-cell office:value-type="float" office:value="-1443" calcext:value-type="float">
            <text:p>-14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5]-[.A20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718" calcext:value-type="float">
            <text:p>20718</text:p>
          </table:table-cell>
          <table:table-cell office:value-type="float" office:value="-1343" calcext:value-type="float">
            <text:p>-13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6]-[.A20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791" calcext:value-type="float">
            <text:p>20791</text:p>
          </table:table-cell>
          <table:table-cell office:value-type="float" office:value="-1209" calcext:value-type="float">
            <text:p>-12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7]-[.A20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0865" calcext:value-type="float">
            <text:p>20865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8]-[.A207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0937" calcext:value-type="float">
            <text:p>20937</text:p>
          </table:table-cell>
          <table:table-cell office:value-type="float" office:value="-1102" calcext:value-type="float">
            <text:p>-1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09]-[.A208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1010" calcext:value-type="float">
            <text:p>21010</text:p>
          </table:table-cell>
          <table:table-cell office:value-type="float" office:value="-1007" calcext:value-type="float">
            <text:p>-10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0]-[.A20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1084" calcext:value-type="float">
            <text:p>21084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1]-[.A21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1160" calcext:value-type="float">
            <text:p>21160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2]-[.A21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1236" calcext:value-type="float">
            <text:p>21236</text:p>
          </table:table-cell>
          <table:table-cell office:value-type="float" office:value="2553" calcext:value-type="float">
            <text:p>25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3]-[.A21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1313" calcext:value-type="float">
            <text:p>21313</text:p>
          </table:table-cell>
          <table:table-cell office:value-type="float" office:value="9953" calcext:value-type="float">
            <text:p>99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4]-[.A21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1389" calcext:value-type="float">
            <text:p>21389</text:p>
          </table:table-cell>
          <table:table-cell office:value-type="float" office:value="8186" calcext:value-type="float">
            <text:p>81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5]-[.A21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1466" calcext:value-type="float">
            <text:p>21466</text:p>
          </table:table-cell>
          <table:table-cell office:value-type="float" office:value="-16352" calcext:value-type="float">
            <text:p>-1635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6]-[.A21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1541" calcext:value-type="float">
            <text:p>21541</text:p>
          </table:table-cell>
          <table:table-cell office:value-type="float" office:value="-7125" calcext:value-type="float">
            <text:p>-71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7]-[.A21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1618" calcext:value-type="float">
            <text:p>21618</text:p>
          </table:table-cell>
          <table:table-cell office:value-type="float" office:value="-3646" calcext:value-type="float">
            <text:p>-36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8]-[.A21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1695" calcext:value-type="float">
            <text:p>21695</text:p>
          </table:table-cell>
          <table:table-cell office:value-type="float" office:value="-3909" calcext:value-type="float">
            <text:p>-39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19]-[.A21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1772" calcext:value-type="float">
            <text:p>21772</text:p>
          </table:table-cell>
          <table:table-cell office:value-type="float" office:value="-3490" calcext:value-type="float">
            <text:p>-34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0]-[.A21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1848" calcext:value-type="float">
            <text:p>21848</text:p>
          </table:table-cell>
          <table:table-cell office:value-type="float" office:value="-3139" calcext:value-type="float">
            <text:p>-31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1]-[.A22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1918" calcext:value-type="float">
            <text:p>21918</text:p>
          </table:table-cell>
          <table:table-cell office:value-type="float" office:value="-3008" calcext:value-type="float">
            <text:p>-30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2]-[.A221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21994" calcext:value-type="float">
            <text:p>21994</text:p>
          </table:table-cell>
          <table:table-cell office:value-type="float" office:value="-2880" calcext:value-type="float">
            <text:p>-28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3]-[.A22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070" calcext:value-type="float">
            <text:p>22070</text:p>
          </table:table-cell>
          <table:table-cell office:value-type="float" office:value="-2760" calcext:value-type="float">
            <text:p>-27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4]-[.A22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146" calcext:value-type="float">
            <text:p>22146</text:p>
          </table:table-cell>
          <table:table-cell office:value-type="float" office:value="-2661" calcext:value-type="float">
            <text:p>-26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5]-[.A22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222" calcext:value-type="float">
            <text:p>22222</text:p>
          </table:table-cell>
          <table:table-cell office:value-type="float" office:value="-2505" calcext:value-type="float">
            <text:p>-2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6]-[.A22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298" calcext:value-type="float">
            <text:p>22298</text:p>
          </table:table-cell>
          <table:table-cell office:value-type="float" office:value="-2211" calcext:value-type="float">
            <text:p>-22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7]-[.A22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374" calcext:value-type="float">
            <text:p>22374</text:p>
          </table:table-cell>
          <table:table-cell office:value-type="float" office:value="-2056" calcext:value-type="float">
            <text:p>-20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8]-[.A22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451" calcext:value-type="float">
            <text:p>22451</text:p>
          </table:table-cell>
          <table:table-cell office:value-type="float" office:value="-1840" calcext:value-type="float">
            <text:p>-18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9]-[.A22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2526" calcext:value-type="float">
            <text:p>22526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0]-[.A229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2602" calcext:value-type="float">
            <text:p>22602</text:p>
          </table:table-cell>
          <table:table-cell office:value-type="float" office:value="-1520" calcext:value-type="float">
            <text:p>-15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1]-[.A23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678" calcext:value-type="float">
            <text:p>22678</text:p>
          </table:table-cell>
          <table:table-cell office:value-type="float" office:value="-1392" calcext:value-type="float">
            <text:p>-13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2]-[.A23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755" calcext:value-type="float">
            <text:p>22755</text:p>
          </table:table-cell>
          <table:table-cell office:value-type="float" office:value="-1307" calcext:value-type="float">
            <text:p>-13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3]-[.A23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2831" calcext:value-type="float">
            <text:p>22831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4]-[.A23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2906" calcext:value-type="float">
            <text:p>22906</text:p>
          </table:table-cell>
          <table:table-cell office:value-type="float" office:value="-1137" calcext:value-type="float">
            <text:p>-1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5]-[.A234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2983" calcext:value-type="float">
            <text:p>22983</text:p>
          </table:table-cell>
          <table:table-cell office:value-type="float" office:value="-1078" calcext:value-type="float">
            <text:p>-1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6]-[.A23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3059" calcext:value-type="float">
            <text:p>23059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7]-[.A23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3135" calcext:value-type="float">
            <text:p>23135</text:p>
          </table:table-cell>
          <table:table-cell office:value-type="float" office:value="-960" calcext:value-type="float">
            <text:p>-9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8]-[.A23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3212" calcext:value-type="float">
            <text:p>23212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39]-[.A23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3284" calcext:value-type="float">
            <text:p>23284</text:p>
          </table:table-cell>
          <table:table-cell office:value-type="float" office:value="-879" calcext:value-type="float">
            <text:p>-8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0]-[.A23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3361" calcext:value-type="float">
            <text:p>23361</text:p>
          </table:table-cell>
          <table:table-cell office:value-type="float" office:value="-670" calcext:value-type="float">
            <text:p>-6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1]-[.A24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3437" calcext:value-type="float">
            <text:p>23437</text:p>
          </table:table-cell>
          <table:table-cell office:value-type="float" office:value="2797" calcext:value-type="float">
            <text:p>27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2]-[.A24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3514" calcext:value-type="float">
            <text:p>23514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3]-[.A24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3589" calcext:value-type="float">
            <text:p>23589</text:p>
          </table:table-cell>
          <table:table-cell office:value-type="float" office:value="-6623" calcext:value-type="float">
            <text:p>-66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4]-[.A243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3666" calcext:value-type="float">
            <text:p>23666</text:p>
          </table:table-cell>
          <table:table-cell office:value-type="float" office:value="8566" calcext:value-type="float">
            <text:p>85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5]-[.A24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3742" calcext:value-type="float">
            <text:p>23742</text:p>
          </table:table-cell>
          <table:table-cell office:value-type="float" office:value="-8533" calcext:value-type="float">
            <text:p>-85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6]-[.A24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3819" calcext:value-type="float">
            <text:p>23819</text:p>
          </table:table-cell>
          <table:table-cell office:value-type="float" office:value="-14954" calcext:value-type="float">
            <text:p>-149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7]-[.A24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3896" calcext:value-type="float">
            <text:p>23896</text:p>
          </table:table-cell>
          <table:table-cell office:value-type="float" office:value="-6322" calcext:value-type="float">
            <text:p>-63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8]-[.A24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3972" calcext:value-type="float">
            <text:p>23972</text:p>
          </table:table-cell>
          <table:table-cell office:value-type="float" office:value="-6617" calcext:value-type="float">
            <text:p>-66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9]-[.A24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4048" calcext:value-type="float">
            <text:p>24048</text:p>
          </table:table-cell>
          <table:table-cell office:value-type="float" office:value="-4003" calcext:value-type="float">
            <text:p>-40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0]-[.A24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4125" calcext:value-type="float">
            <text:p>24125</text:p>
          </table:table-cell>
          <table:table-cell office:value-type="float" office:value="-3871" calcext:value-type="float">
            <text:p>-38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1]-[.A25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4198" calcext:value-type="float">
            <text:p>24198</text:p>
          </table:table-cell>
          <table:table-cell office:value-type="float" office:value="-3603" calcext:value-type="float">
            <text:p>-3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2]-[.A25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271" calcext:value-type="float">
            <text:p>24271</text:p>
          </table:table-cell>
          <table:table-cell office:value-type="float" office:value="-3341" calcext:value-type="float">
            <text:p>-33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3]-[.A25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344" calcext:value-type="float">
            <text:p>24344</text:p>
          </table:table-cell>
          <table:table-cell office:value-type="float" office:value="-3048" calcext:value-type="float">
            <text:p>-30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4]-[.A25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417" calcext:value-type="float">
            <text:p>24417</text:p>
          </table:table-cell>
          <table:table-cell office:value-type="float" office:value="-2939" calcext:value-type="float">
            <text:p>-29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5]-[.A25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489" calcext:value-type="float">
            <text:p>24489</text:p>
          </table:table-cell>
          <table:table-cell office:value-type="float" office:value="-2827" calcext:value-type="float">
            <text:p>-28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6]-[.A25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4563" calcext:value-type="float">
            <text:p>24563</text:p>
          </table:table-cell>
          <table:table-cell office:value-type="float" office:value="-2746" calcext:value-type="float">
            <text:p>-27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7]-[.A25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4636" calcext:value-type="float">
            <text:p>24636</text:p>
          </table:table-cell>
          <table:table-cell office:value-type="float" office:value="-2603" calcext:value-type="float">
            <text:p>-2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8]-[.A25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709" calcext:value-type="float">
            <text:p>24709</text:p>
          </table:table-cell>
          <table:table-cell office:value-type="float" office:value="-2438" calcext:value-type="float">
            <text:p>-24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59]-[.A25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782" calcext:value-type="float">
            <text:p>24782</text:p>
          </table:table-cell>
          <table:table-cell office:value-type="float" office:value="-2164" calcext:value-type="float">
            <text:p>-21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0]-[.A25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855" calcext:value-type="float">
            <text:p>24855</text:p>
          </table:table-cell>
          <table:table-cell office:value-type="float" office:value="-1955" calcext:value-type="float">
            <text:p>-19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1]-[.A26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4928" calcext:value-type="float">
            <text:p>24928</text:p>
          </table:table-cell>
          <table:table-cell office:value-type="float" office:value="-1772" calcext:value-type="float">
            <text:p>-17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2]-[.A26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-1597" calcext:value-type="float">
            <text:p>-15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3]-[.A262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5074" calcext:value-type="float">
            <text:p>25074</text:p>
          </table:table-cell>
          <table:table-cell office:value-type="float" office:value="-1520" calcext:value-type="float">
            <text:p>-15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4]-[.A263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5147" calcext:value-type="float">
            <text:p>25147</text:p>
          </table:table-cell>
          <table:table-cell office:value-type="float" office:value="-1430" calcext:value-type="float">
            <text:p>-14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5]-[.A26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5220" calcext:value-type="float">
            <text:p>25220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6]-[.A26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5292" calcext:value-type="float">
            <text:p>25292</text:p>
          </table:table-cell>
          <table:table-cell office:value-type="float" office:value="-1197" calcext:value-type="float">
            <text:p>-11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7]-[.A266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5366" calcext:value-type="float">
            <text:p>25366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8]-[.A267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5439" calcext:value-type="float">
            <text:p>25439</text:p>
          </table:table-cell>
          <table:table-cell office:value-type="float" office:value="-1090" calcext:value-type="float">
            <text:p>-10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69]-[.A26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5511" calcext:value-type="float">
            <text:p>25511</text:p>
          </table:table-cell>
          <table:table-cell office:value-type="float" office:value="-1066" calcext:value-type="float">
            <text:p>-1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0]-[.A26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5585" calcext:value-type="float">
            <text:p>25585</text:p>
          </table:table-cell>
          <table:table-cell office:value-type="float" office:value="-1007" calcext:value-type="float">
            <text:p>-10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1]-[.A27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5661" calcext:value-type="float">
            <text:p>25661</text:p>
          </table:table-cell>
          <table:table-cell office:value-type="float" office:value="-763" calcext:value-type="float">
            <text:p>-7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2]-[.A27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5738" calcext:value-type="float">
            <text:p>25738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3]-[.A27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5815" calcext:value-type="float">
            <text:p>25815</text:p>
          </table:table-cell>
          <table:table-cell office:value-type="float" office:value="5444" calcext:value-type="float">
            <text:p>54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4]-[.A27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5890" calcext:value-type="float">
            <text:p>25890</text:p>
          </table:table-cell>
          <table:table-cell office:value-type="float" office:value="-4198" calcext:value-type="float">
            <text:p>-41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5]-[.A274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5967" calcext:value-type="float">
            <text:p>25967</text:p>
          </table:table-cell>
          <table:table-cell office:value-type="float" office:value="-14326" calcext:value-type="float">
            <text:p>-143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6]-[.A27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6043" calcext:value-type="float">
            <text:p>26043</text:p>
          </table:table-cell>
          <table:table-cell office:value-type="float" office:value="5664" calcext:value-type="float">
            <text:p>5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7]-[.A27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6120" calcext:value-type="float">
            <text:p>26120</text:p>
          </table:table-cell>
          <table:table-cell office:value-type="float" office:value="-16088" calcext:value-type="float">
            <text:p>-160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8]-[.A27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6196" calcext:value-type="float">
            <text:p>26196</text:p>
          </table:table-cell>
          <table:table-cell office:value-type="float" office:value="-4970" calcext:value-type="float">
            <text:p>-49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9]-[.A27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6272" calcext:value-type="float">
            <text:p>26272</text:p>
          </table:table-cell>
          <table:table-cell office:value-type="float" office:value="-6746" calcext:value-type="float">
            <text:p>-67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0]-[.A27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6349" calcext:value-type="float">
            <text:p>26349</text:p>
          </table:table-cell>
          <table:table-cell office:value-type="float" office:value="-4618" calcext:value-type="float">
            <text:p>-46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1]-[.A28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6426" calcext:value-type="float">
            <text:p>26426</text:p>
          </table:table-cell>
          <table:table-cell office:value-type="float" office:value="-3943" calcext:value-type="float">
            <text:p>-39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2]-[.A28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6499" calcext:value-type="float">
            <text:p>26499</text:p>
          </table:table-cell>
          <table:table-cell office:value-type="float" office:value="-3570" calcext:value-type="float">
            <text:p>-35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3]-[.A28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6571" calcext:value-type="float">
            <text:p>26571</text:p>
          </table:table-cell>
          <table:table-cell office:value-type="float" office:value="-3394" calcext:value-type="float">
            <text:p>-33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4]-[.A283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6645" calcext:value-type="float">
            <text:p>26645</text:p>
          </table:table-cell>
          <table:table-cell office:value-type="float" office:value="-3211" calcext:value-type="float">
            <text:p>-32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5]-[.A28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6718" calcext:value-type="float">
            <text:p>26718</text:p>
          </table:table-cell>
          <table:table-cell office:value-type="float" office:value="-3088" calcext:value-type="float">
            <text:p>-30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6]-[.A28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6790" calcext:value-type="float">
            <text:p>26790</text:p>
          </table:table-cell>
          <table:table-cell office:value-type="float" office:value="-2949" calcext:value-type="float">
            <text:p>-2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7]-[.A286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6863" calcext:value-type="float">
            <text:p>26863</text:p>
          </table:table-cell>
          <table:table-cell office:value-type="float" office:value="-2827" calcext:value-type="float">
            <text:p>-28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8]-[.A28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6937" calcext:value-type="float">
            <text:p>26937</text:p>
          </table:table-cell>
          <table:table-cell office:value-type="float" office:value="-2704" calcext:value-type="float">
            <text:p>-27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89]-[.A288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7010" calcext:value-type="float">
            <text:p>27010</text:p>
          </table:table-cell>
          <table:table-cell office:value-type="float" office:value="-2620" calcext:value-type="float">
            <text:p>-26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0]-[.A28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7082" calcext:value-type="float">
            <text:p>27082</text:p>
          </table:table-cell>
          <table:table-cell office:value-type="float" office:value="-2371" calcext:value-type="float">
            <text:p>-23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1]-[.A29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7155" calcext:value-type="float">
            <text:p>27155</text:p>
          </table:table-cell>
          <table:table-cell office:value-type="float" office:value="-2149" calcext:value-type="float">
            <text:p>-2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2]-[.A29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7229" calcext:value-type="float">
            <text:p>27229</text:p>
          </table:table-cell>
          <table:table-cell office:value-type="float" office:value="-2071" calcext:value-type="float">
            <text:p>-20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3]-[.A29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7301" calcext:value-type="float">
            <text:p>27301</text:p>
          </table:table-cell>
          <table:table-cell office:value-type="float" office:value="-1597" calcext:value-type="float">
            <text:p>-15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4]-[.A293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7374" calcext:value-type="float">
            <text:p>27374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5]-[.A29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7447" calcext:value-type="float">
            <text:p>27447</text:p>
          </table:table-cell>
          <table:table-cell office:value-type="float" office:value="-1481" calcext:value-type="float">
            <text:p>-14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6]-[.A29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7521" calcext:value-type="float">
            <text:p>27521</text:p>
          </table:table-cell>
          <table:table-cell office:value-type="float" office:value="-1443" calcext:value-type="float">
            <text:p>-14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7]-[.A29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7593" calcext:value-type="float">
            <text:p>27593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8]-[.A29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7666" calcext:value-type="float">
            <text:p>27666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99]-[.A29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7739" calcext:value-type="float">
            <text:p>27739</text:p>
          </table:table-cell>
          <table:table-cell office:value-type="float" office:value="-1294" calcext:value-type="float">
            <text:p>-1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0]-[.A29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7812" calcext:value-type="float">
            <text:p>27812</text:p>
          </table:table-cell>
          <table:table-cell office:value-type="float" office:value="-1007" calcext:value-type="float">
            <text:p>-10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1]-[.A30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7886" calcext:value-type="float">
            <text:p>27886</text:p>
          </table:table-cell>
          <table:table-cell office:value-type="float" office:value="-1078" calcext:value-type="float">
            <text:p>-1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2]-[.A30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7962" calcext:value-type="float">
            <text:p>27962</text:p>
          </table:table-cell>
          <table:table-cell office:value-type="float" office:value="-798" calcext:value-type="float">
            <text:p>-7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3]-[.A30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8039" calcext:value-type="float">
            <text:p>28039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4]-[.A30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8114" calcext:value-type="float">
            <text:p>28114</text:p>
          </table:table-cell>
          <table:table-cell office:value-type="float" office:value="13131" calcext:value-type="float">
            <text:p>131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5]-[.A304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8191" calcext:value-type="float">
            <text:p>28191</text:p>
          </table:table-cell>
          <table:table-cell office:value-type="float" office:value="8913" calcext:value-type="float">
            <text:p>89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6]-[.A30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8267" calcext:value-type="float">
            <text:p>28267</text:p>
          </table:table-cell>
          <table:table-cell office:value-type="float" office:value="17913" calcext:value-type="float">
            <text:p>179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7]-[.A30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8344" calcext:value-type="float">
            <text:p>28344</text:p>
          </table:table-cell>
          <table:table-cell office:value-type="float" office:value="-8265" calcext:value-type="float">
            <text:p>-82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8]-[.A30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8421" calcext:value-type="float">
            <text:p>28421</text:p>
          </table:table-cell>
          <table:table-cell office:value-type="float" office:value="-5222" calcext:value-type="float">
            <text:p>-52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09]-[.A30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8497" calcext:value-type="float">
            <text:p>28497</text:p>
          </table:table-cell>
          <table:table-cell office:value-type="float" office:value="-3777" calcext:value-type="float">
            <text:p>-37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0]-[.A30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8573" calcext:value-type="float">
            <text:p>28573</text:p>
          </table:table-cell>
          <table:table-cell office:value-type="float" office:value="-3538" calcext:value-type="float">
            <text:p>-35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1]-[.A31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8650" calcext:value-type="float">
            <text:p>28650</text:p>
          </table:table-cell>
          <table:table-cell office:value-type="float" office:value="-3185" calcext:value-type="float">
            <text:p>-3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2]-[.A31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8723" calcext:value-type="float">
            <text:p>28723</text:p>
          </table:table-cell>
          <table:table-cell office:value-type="float" office:value="-3078" calcext:value-type="float">
            <text:p>-3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3]-[.A31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-2885" calcext:value-type="float">
            <text:p>-28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4]-[.A31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8875" calcext:value-type="float">
            <text:p>28875</text:p>
          </table:table-cell>
          <table:table-cell office:value-type="float" office:value="-2803" calcext:value-type="float">
            <text:p>-28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5]-[.A314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8951" calcext:value-type="float">
            <text:p>28951</text:p>
          </table:table-cell>
          <table:table-cell office:value-type="float" office:value="-2694" calcext:value-type="float">
            <text:p>-26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6]-[.A31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float" office:value="-2603" calcext:value-type="float">
            <text:p>-2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7]-[.A31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9104" calcext:value-type="float">
            <text:p>29104</text:p>
          </table:table-cell>
          <table:table-cell office:value-type="float" office:value="-2304" calcext:value-type="float">
            <text:p>-23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8]-[.A31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179" calcext:value-type="float">
            <text:p>29179</text:p>
          </table:table-cell>
          <table:table-cell office:value-type="float" office:value="-2102" calcext:value-type="float">
            <text:p>-2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9]-[.A318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9255" calcext:value-type="float">
            <text:p>29255</text:p>
          </table:table-cell>
          <table:table-cell office:value-type="float" office:value="-1869" calcext:value-type="float">
            <text:p>-18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0]-[.A31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332" calcext:value-type="float">
            <text:p>29332</text:p>
          </table:table-cell>
          <table:table-cell office:value-type="float" office:value="-1677" calcext:value-type="float">
            <text:p>-16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1]-[.A32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9408" calcext:value-type="float">
            <text:p>29408</text:p>
          </table:table-cell>
          <table:table-cell office:value-type="float" office:value="-1571" calcext:value-type="float">
            <text:p>-15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2]-[.A32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484" calcext:value-type="float">
            <text:p>29484</text:p>
          </table:table-cell>
          <table:table-cell office:value-type="float" office:value="-1343" calcext:value-type="float">
            <text:p>-13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3]-[.A32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560" calcext:value-type="float">
            <text:p>29560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4]-[.A32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636" calcext:value-type="float">
            <text:p>29636</text:p>
          </table:table-cell>
          <table:table-cell office:value-type="float" office:value="-1221" calcext:value-type="float">
            <text:p>-12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5]-[.A32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712" calcext:value-type="float">
            <text:p>29712</text:p>
          </table:table-cell>
          <table:table-cell office:value-type="float" office:value="-1137" calcext:value-type="float">
            <text:p>-1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6]-[.A32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788" calcext:value-type="float">
            <text:p>29788</text:p>
          </table:table-cell>
          <table:table-cell office:value-type="float" office:value="-1090" calcext:value-type="float">
            <text:p>-10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7]-[.A32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864" calcext:value-type="float">
            <text:p>29864</text:p>
          </table:table-cell>
          <table:table-cell office:value-type="float" office:value="-1030" calcext:value-type="float">
            <text:p>-10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8]-[.A32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29940" calcext:value-type="float">
            <text:p>29940</text:p>
          </table:table-cell>
          <table:table-cell office:value-type="float" office:value="-949" calcext:value-type="float">
            <text:p>-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29]-[.A32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0016" calcext:value-type="float">
            <text:p>30016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0]-[.A32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0090" calcext:value-type="float">
            <text:p>30090</text:p>
          </table:table-cell>
          <table:table-cell office:value-type="float" office:value="-879" calcext:value-type="float">
            <text:p>-8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1]-[.A33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0167" calcext:value-type="float">
            <text:p>30167</text:p>
          </table:table-cell>
          <table:table-cell office:value-type="float" office:value="-635" calcext:value-type="float">
            <text:p>-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2]-[.A33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0242" calcext:value-type="float">
            <text:p>30242</text:p>
          </table:table-cell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3]-[.A33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0319" calcext:value-type="float">
            <text:p>30319</text:p>
          </table:table-cell>
          <table:table-cell office:value-type="float" office:value="-8866" calcext:value-type="float">
            <text:p>-88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4]-[.A33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0395" calcext:value-type="float">
            <text:p>30395</text:p>
          </table:table-cell>
          <table:table-cell office:value-type="float" office:value="-5456" calcext:value-type="float">
            <text:p>-54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5]-[.A33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0472" calcext:value-type="float">
            <text:p>30472</text:p>
          </table:table-cell>
          <table:table-cell office:value-type="float" office:value="-5472" calcext:value-type="float">
            <text:p>-54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6]-[.A33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0547" calcext:value-type="float">
            <text:p>30547</text:p>
          </table:table-cell>
          <table:table-cell office:value-type="float" office:value="-13789" calcext:value-type="float">
            <text:p>-137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7]-[.A33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0624" calcext:value-type="float">
            <text:p>30624</text:p>
          </table:table-cell>
          <table:table-cell office:value-type="float" office:value="-18168" calcext:value-type="float">
            <text:p>-181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8]-[.A33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0701" calcext:value-type="float">
            <text:p>30701</text:p>
          </table:table-cell>
          <table:table-cell office:value-type="float" office:value="-6436" calcext:value-type="float">
            <text:p>-64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9]-[.A33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0778" calcext:value-type="float">
            <text:p>30778</text:p>
          </table:table-cell>
          <table:table-cell office:value-type="float" office:value="-6383" calcext:value-type="float">
            <text:p>-63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0]-[.A33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0854" calcext:value-type="float">
            <text:p>30854</text:p>
          </table:table-cell>
          <table:table-cell office:value-type="float" office:value="-3993" calcext:value-type="float">
            <text:p>-39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1]-[.A34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0930" calcext:value-type="float">
            <text:p>30930</text:p>
          </table:table-cell>
          <table:table-cell office:value-type="float" office:value="-3865" calcext:value-type="float">
            <text:p>-38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2]-[.A34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1004" calcext:value-type="float">
            <text:p>31004</text:p>
          </table:table-cell>
          <table:table-cell office:value-type="float" office:value="-3436" calcext:value-type="float">
            <text:p>-34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3]-[.A34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1077" calcext:value-type="float">
            <text:p>31077</text:p>
          </table:table-cell>
          <table:table-cell office:value-type="float" office:value="-3222" calcext:value-type="float">
            <text:p>-32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4]-[.A34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1150" calcext:value-type="float">
            <text:p>31150</text:p>
          </table:table-cell>
          <table:table-cell office:value-type="float" office:value="-3099" calcext:value-type="float">
            <text:p>-30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5]-[.A34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1222" calcext:value-type="float">
            <text:p>31222</text:p>
          </table:table-cell>
          <table:table-cell office:value-type="float" office:value="-2968" calcext:value-type="float">
            <text:p>-29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6]-[.A34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1296" calcext:value-type="float">
            <text:p>31296</text:p>
          </table:table-cell>
          <table:table-cell office:value-type="float" office:value="-2846" calcext:value-type="float">
            <text:p>-28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7]-[.A34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1369" calcext:value-type="float">
            <text:p>31369</text:p>
          </table:table-cell>
          <table:table-cell office:value-type="float" office:value="-2722" calcext:value-type="float">
            <text:p>-27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8]-[.A34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1441" calcext:value-type="float">
            <text:p>31441</text:p>
          </table:table-cell>
          <table:table-cell office:value-type="float" office:value="-2609" calcext:value-type="float">
            <text:p>-26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49]-[.A348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1514" calcext:value-type="float">
            <text:p>31514</text:p>
          </table:table-cell>
          <table:table-cell office:value-type="float" office:value="-2454" calcext:value-type="float">
            <text:p>-24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0]-[.A34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1588" calcext:value-type="float">
            <text:p>31588</text:p>
          </table:table-cell>
          <table:table-cell office:value-type="float" office:value="-2150" calcext:value-type="float">
            <text:p>-21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1]-[.A35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1661" calcext:value-type="float">
            <text:p>31661</text:p>
          </table:table-cell>
          <table:table-cell office:value-type="float" office:value="-1927" calcext:value-type="float">
            <text:p>-19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2]-[.A35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1733" calcext:value-type="float">
            <text:p>31733</text:p>
          </table:table-cell>
          <table:table-cell office:value-type="float" office:value="-1799" calcext:value-type="float">
            <text:p>-17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3]-[.A352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1806" calcext:value-type="float">
            <text:p>31806</text:p>
          </table:table-cell>
          <table:table-cell office:value-type="float" office:value="-1704" calcext:value-type="float">
            <text:p>-17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4]-[.A35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1880" calcext:value-type="float">
            <text:p>31880</text:p>
          </table:table-cell>
          <table:table-cell office:value-type="float" office:value="-1481" calcext:value-type="float">
            <text:p>-14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5]-[.A35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1952" calcext:value-type="float">
            <text:p>31952</text:p>
          </table:table-cell>
          <table:table-cell office:value-type="float" office:value="-1443" calcext:value-type="float">
            <text:p>-14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6]-[.A35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2025" calcext:value-type="float">
            <text:p>32025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7]-[.A35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2098" calcext:value-type="float">
            <text:p>32098</text:p>
          </table:table-cell>
          <table:table-cell office:value-type="float" office:value="-1233" calcext:value-type="float">
            <text:p>-12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8]-[.A35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2172" calcext:value-type="float">
            <text:p>32172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59]-[.A358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2244" calcext:value-type="float">
            <text:p>32244</text:p>
          </table:table-cell>
          <table:table-cell office:value-type="float" office:value="-1078" calcext:value-type="float">
            <text:p>-1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0]-[.A35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2317" calcext:value-type="float">
            <text:p>32317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1]-[.A36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2391" calcext:value-type="float">
            <text:p>32391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2]-[.A36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2467" calcext:value-type="float">
            <text:p>32467</text:p>
          </table:table-cell>
          <table:table-cell office:value-type="float" office:value="-751" calcext:value-type="float">
            <text:p>-7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3]-[.A36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2543" calcext:value-type="float">
            <text:p>32543</text:p>
          </table:table-cell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4]-[.A36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2620" calcext:value-type="float">
            <text:p>32620</text:p>
          </table:table-cell>
          <table:table-cell office:value-type="float" office:value="-7158" calcext:value-type="float">
            <text:p>-71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5]-[.A36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2696" calcext:value-type="float">
            <text:p>32696</text:p>
          </table:table-cell>
          <table:table-cell office:value-type="float" office:value="11392" calcext:value-type="float">
            <text:p>113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6]-[.A36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2773" calcext:value-type="float">
            <text:p>32773</text:p>
          </table:table-cell>
          <table:table-cell office:value-type="float" office:value="19011" calcext:value-type="float">
            <text:p>190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7]-[.A36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2848" calcext:value-type="float">
            <text:p>32848</text:p>
          </table:table-cell>
          <table:table-cell office:value-type="float" office:value="-6266" calcext:value-type="float">
            <text:p>-62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8]-[.A36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2925" calcext:value-type="float">
            <text:p>32925</text:p>
          </table:table-cell>
          <table:table-cell office:value-type="float" office:value="-12960" calcext:value-type="float">
            <text:p>-129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69]-[.A36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3002" calcext:value-type="float">
            <text:p>33002</text:p>
          </table:table-cell>
          <table:table-cell office:value-type="float" office:value="-5603" calcext:value-type="float">
            <text:p>-5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0]-[.A36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3078" calcext:value-type="float">
            <text:p>33078</text:p>
          </table:table-cell>
          <table:table-cell office:value-type="float" office:value="-6812" calcext:value-type="float">
            <text:p>-68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1]-[.A37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3155" calcext:value-type="float">
            <text:p>33155</text:p>
          </table:table-cell>
          <table:table-cell office:value-type="float" office:value="-4166" calcext:value-type="float">
            <text:p>-41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2]-[.A37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3231" calcext:value-type="float">
            <text:p>33231</text:p>
          </table:table-cell>
          <table:table-cell office:value-type="float" office:value="-3854" calcext:value-type="float">
            <text:p>-38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3]-[.A37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3304" calcext:value-type="float">
            <text:p>33304</text:p>
          </table:table-cell>
          <table:table-cell office:value-type="float" office:value="-3549" calcext:value-type="float">
            <text:p>-35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4]-[.A37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3377" calcext:value-type="float">
            <text:p>33377</text:p>
          </table:table-cell>
          <table:table-cell office:value-type="float" office:value="-3394" calcext:value-type="float">
            <text:p>-33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5]-[.A37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3451" calcext:value-type="float">
            <text:p>33451</text:p>
          </table:table-cell>
          <table:table-cell office:value-type="float" office:value="-3170" calcext:value-type="float">
            <text:p>-31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6]-[.A375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3523" calcext:value-type="float">
            <text:p>33523</text:p>
          </table:table-cell>
          <table:table-cell office:value-type="float" office:value="-3108" calcext:value-type="float">
            <text:p>-31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7]-[.A376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3596" calcext:value-type="float">
            <text:p>33596</text:p>
          </table:table-cell>
          <table:table-cell office:value-type="float" office:value="-2944" calcext:value-type="float">
            <text:p>-29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8]-[.A37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3669" calcext:value-type="float">
            <text:p>33669</text:p>
          </table:table-cell>
          <table:table-cell office:value-type="float" office:value="-2784" calcext:value-type="float">
            <text:p>-27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79]-[.A37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3742" calcext:value-type="float">
            <text:p>33742</text:p>
          </table:table-cell>
          <table:table-cell office:value-type="float" office:value="-2689" calcext:value-type="float">
            <text:p>-26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0]-[.A37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3815" calcext:value-type="float">
            <text:p>33815</text:p>
          </table:table-cell>
          <table:table-cell office:value-type="float" office:value="-2587" calcext:value-type="float">
            <text:p>-25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1]-[.A38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3888" calcext:value-type="float">
            <text:p>33888</text:p>
          </table:table-cell>
          <table:table-cell office:value-type="float" office:value="-2371" calcext:value-type="float">
            <text:p>-23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2]-[.A38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3960" calcext:value-type="float">
            <text:p>33960</text:p>
          </table:table-cell>
          <table:table-cell office:value-type="float" office:value="-2118" calcext:value-type="float">
            <text:p>-21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3]-[.A382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4034" calcext:value-type="float">
            <text:p>34034</text:p>
          </table:table-cell>
          <table:table-cell office:value-type="float" office:value="-1927" calcext:value-type="float">
            <text:p>-19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4]-[.A383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4107" calcext:value-type="float">
            <text:p>34107</text:p>
          </table:table-cell>
          <table:table-cell office:value-type="float" office:value="-1731" calcext:value-type="float">
            <text:p>-17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5]-[.A38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4180" calcext:value-type="float">
            <text:p>34180</text:p>
          </table:table-cell>
          <table:table-cell office:value-type="float" office:value="-1597" calcext:value-type="float">
            <text:p>-15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6]-[.A38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4252" calcext:value-type="float">
            <text:p>34252</text:p>
          </table:table-cell>
          <table:table-cell office:value-type="float" office:value="-1507" calcext:value-type="float">
            <text:p>-15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7]-[.A386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4326" calcext:value-type="float">
            <text:p>34326</text:p>
          </table:table-cell>
          <table:table-cell office:value-type="float" office:value="-1417" calcext:value-type="float">
            <text:p>-14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8]-[.A387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4399" calcext:value-type="float">
            <text:p>34399</text:p>
          </table:table-cell>
          <table:table-cell office:value-type="float" office:value="-1270" calcext:value-type="float">
            <text:p>-12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89]-[.A38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4471" calcext:value-type="float">
            <text:p>34471</text:p>
          </table:table-cell>
          <table:table-cell office:value-type="float" office:value="-1197" calcext:value-type="float">
            <text:p>-11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0]-[.A38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4544" calcext:value-type="float">
            <text:p>34544</text:p>
          </table:table-cell>
          <table:table-cell office:value-type="float" office:value="-1137" calcext:value-type="float">
            <text:p>-1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1]-[.A39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4618" calcext:value-type="float">
            <text:p>34618</text:p>
          </table:table-cell>
          <table:table-cell office:value-type="float" office:value="-1102" calcext:value-type="float">
            <text:p>-1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2]-[.A391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4691" calcext:value-type="float">
            <text:p>34691</text:p>
          </table:table-cell>
          <table:table-cell office:value-type="float" office:value="-1007" calcext:value-type="float">
            <text:p>-10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3]-[.A39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4767" calcext:value-type="float">
            <text:p>34767</text:p>
          </table:table-cell>
          <table:table-cell office:value-type="float" office:value="-705" calcext:value-type="float">
            <text:p>-7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4]-[.A39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4844" calcext:value-type="float">
            <text:p>34844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5]-[.A39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4920" calcext:value-type="float">
            <text:p>34920</text:p>
          </table:table-cell>
          <table:table-cell office:value-type="float" office:value="-10831" calcext:value-type="float">
            <text:p>-108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6]-[.A39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4997" calcext:value-type="float">
            <text:p>34997</text:p>
          </table:table-cell>
          <table:table-cell office:value-type="float" office:value="-716" calcext:value-type="float">
            <text:p>-7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7]-[.A39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5073" calcext:value-type="float">
            <text:p>35073</text:p>
          </table:table-cell>
          <table:table-cell office:value-type="float" office:value="25864" calcext:value-type="float">
            <text:p>258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8]-[.A39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5149" calcext:value-type="float">
            <text:p>35149</text:p>
          </table:table-cell>
          <table:table-cell office:value-type="float" office:value="-8785" calcext:value-type="float">
            <text:p>-87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99]-[.A39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5226" calcext:value-type="float">
            <text:p>35226</text:p>
          </table:table-cell>
          <table:table-cell office:value-type="float" office:value="-3699" calcext:value-type="float">
            <text:p>-36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0]-[.A39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5302" calcext:value-type="float">
            <text:p>35302</text:p>
          </table:table-cell>
          <table:table-cell office:value-type="float" office:value="-3705" calcext:value-type="float">
            <text:p>-37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1]-[.A40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5379" calcext:value-type="float">
            <text:p>35379</text:p>
          </table:table-cell>
          <table:table-cell office:value-type="float" office:value="-3506" calcext:value-type="float">
            <text:p>-35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2]-[.A40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5456" calcext:value-type="float">
            <text:p>35456</text:p>
          </table:table-cell>
          <table:table-cell office:value-type="float" office:value="-3185" calcext:value-type="float">
            <text:p>-3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3]-[.A40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5525" calcext:value-type="float">
            <text:p>35525</text:p>
          </table:table-cell>
          <table:table-cell office:value-type="float" office:value="-3093" calcext:value-type="float">
            <text:p>-30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4]-[.A403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35601" calcext:value-type="float">
            <text:p>35601</text:p>
          </table:table-cell>
          <table:table-cell office:value-type="float" office:value="-2860" calcext:value-type="float">
            <text:p>-28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5]-[.A40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5678" calcext:value-type="float">
            <text:p>35678</text:p>
          </table:table-cell>
          <table:table-cell office:value-type="float" office:value="-2784" calcext:value-type="float">
            <text:p>-27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6]-[.A40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5753" calcext:value-type="float">
            <text:p>35753</text:p>
          </table:table-cell>
          <table:table-cell office:value-type="float" office:value="-2694" calcext:value-type="float">
            <text:p>-26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7]-[.A40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5829" calcext:value-type="float">
            <text:p>35829</text:p>
          </table:table-cell>
          <table:table-cell office:value-type="float" office:value="-2582" calcext:value-type="float">
            <text:p>-25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8]-[.A40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5905" calcext:value-type="float">
            <text:p>35905</text:p>
          </table:table-cell>
          <table:table-cell office:value-type="float" office:value="-2242" calcext:value-type="float">
            <text:p>-22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09]-[.A40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5982" calcext:value-type="float">
            <text:p>35982</text:p>
          </table:table-cell>
          <table:table-cell office:value-type="float" office:value="-2118" calcext:value-type="float">
            <text:p>-21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0]-[.A40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6058" calcext:value-type="float">
            <text:p>36058</text:p>
          </table:table-cell>
          <table:table-cell office:value-type="float" office:value="-1854" calcext:value-type="float">
            <text:p>-18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1]-[.A41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133" calcext:value-type="float">
            <text:p>36133</text:p>
          </table:table-cell>
          <table:table-cell office:value-type="float" office:value="-1677" calcext:value-type="float">
            <text:p>-16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2]-[.A411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6210" calcext:value-type="float">
            <text:p>36210</text:p>
          </table:table-cell>
          <table:table-cell office:value-type="float" office:value="-1545" calcext:value-type="float">
            <text:p>-15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3]-[.A41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6286" calcext:value-type="float">
            <text:p>36286</text:p>
          </table:table-cell>
          <table:table-cell office:value-type="float" office:value="-1469" calcext:value-type="float">
            <text:p>-14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4]-[.A41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362" calcext:value-type="float">
            <text:p>36362</text:p>
          </table:table-cell>
          <table:table-cell office:value-type="float" office:value="-1307" calcext:value-type="float">
            <text:p>-13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5]-[.A41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438" calcext:value-type="float">
            <text:p>36438</text:p>
          </table:table-cell>
          <table:table-cell office:value-type="float" office:value="-1245" calcext:value-type="float">
            <text:p>-12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6]-[.A41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514" calcext:value-type="float">
            <text:p>36514</text:p>
          </table:table-cell>
          <table:table-cell office:value-type="float" office:value="-1149" calcext:value-type="float">
            <text:p>-1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7]-[.A41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590" calcext:value-type="float">
            <text:p>36590</text:p>
          </table:table-cell>
          <table:table-cell office:value-type="float" office:value="-1102" calcext:value-type="float">
            <text:p>-1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8]-[.A41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666" calcext:value-type="float">
            <text:p>36666</text:p>
          </table:table-cell>
          <table:table-cell office:value-type="float" office:value="-949" calcext:value-type="float">
            <text:p>-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19]-[.A41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742" calcext:value-type="float">
            <text:p>36742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0]-[.A41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818" calcext:value-type="float">
            <text:p>36818</text:p>
          </table:table-cell>
          <table:table-cell office:value-type="float" office:value="-926" calcext:value-type="float">
            <text:p>-9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1]-[.A42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6891" calcext:value-type="float">
            <text:p>36891</text:p>
          </table:table-cell>
          <table:table-cell office:value-type="float" office:value="-867" calcext:value-type="float">
            <text:p>-8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2]-[.A42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6968" calcext:value-type="float">
            <text:p>36968</text:p>
          </table:table-cell>
          <table:table-cell office:value-type="float" office:value="-658" calcext:value-type="float">
            <text:p>-6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3]-[.A42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7045" calcext:value-type="float">
            <text:p>37045</text:p>
          </table:table-cell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4]-[.A42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7121" calcext:value-type="float">
            <text:p>37121</text:p>
          </table:table-cell>
          <table:table-cell office:value-type="float" office:value="9475" calcext:value-type="float">
            <text:p>94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5]-[.A42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7197" calcext:value-type="float">
            <text:p>37197</text:p>
          </table:table-cell>
          <table:table-cell office:value-type="float" office:value="3894" calcext:value-type="float">
            <text:p>38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6]-[.A42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7273" calcext:value-type="float">
            <text:p>37273</text:p>
          </table:table-cell>
          <table:table-cell office:value-type="float" office:value="-3426" calcext:value-type="float">
            <text:p>-34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7]-[.A42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7350" calcext:value-type="float">
            <text:p>37350</text:p>
          </table:table-cell>
          <table:table-cell office:value-type="float" office:value="-10162" calcext:value-type="float">
            <text:p>-101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8]-[.A42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7426" calcext:value-type="float">
            <text:p>37426</text:p>
          </table:table-cell>
          <table:table-cell office:value-type="float" office:value="-13716" calcext:value-type="float">
            <text:p>-137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29]-[.A42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7502" calcext:value-type="float">
            <text:p>37502</text:p>
          </table:table-cell>
          <table:table-cell office:value-type="float" office:value="-6647" calcext:value-type="float">
            <text:p>-66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0]-[.A42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7579" calcext:value-type="float">
            <text:p>37579</text:p>
          </table:table-cell>
          <table:table-cell office:value-type="float" office:value="-6124" calcext:value-type="float">
            <text:p>-61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1]-[.A43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7656" calcext:value-type="float">
            <text:p>37656</text:p>
          </table:table-cell>
          <table:table-cell office:value-type="float" office:value="-3909" calcext:value-type="float">
            <text:p>-39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2]-[.A43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7733" calcext:value-type="float">
            <text:p>37733</text:p>
          </table:table-cell>
          <table:table-cell office:value-type="float" office:value="-3860" calcext:value-type="float">
            <text:p>-38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3]-[.A43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7806" calcext:value-type="float">
            <text:p>37806</text:p>
          </table:table-cell>
          <table:table-cell office:value-type="float" office:value="-3506" calcext:value-type="float">
            <text:p>-35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4]-[.A43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7878" calcext:value-type="float">
            <text:p>37878</text:p>
          </table:table-cell>
          <table:table-cell office:value-type="float" office:value="-3252" calcext:value-type="float">
            <text:p>-325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5]-[.A43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7952" calcext:value-type="float">
            <text:p>37952</text:p>
          </table:table-cell>
          <table:table-cell office:value-type="float" office:value="-3129" calcext:value-type="float">
            <text:p>-31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6]-[.A435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8025" calcext:value-type="float">
            <text:p>38025</text:p>
          </table:table-cell>
          <table:table-cell office:value-type="float" office:value="-3033" calcext:value-type="float">
            <text:p>-30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7]-[.A43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8097" calcext:value-type="float">
            <text:p>38097</text:p>
          </table:table-cell>
          <table:table-cell office:value-type="float" office:value="-2846" calcext:value-type="float">
            <text:p>-28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8]-[.A43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8170" calcext:value-type="float">
            <text:p>38170</text:p>
          </table:table-cell>
          <table:table-cell office:value-type="float" office:value="-2722" calcext:value-type="float">
            <text:p>-27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39]-[.A43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8244" calcext:value-type="float">
            <text:p>38244</text:p>
          </table:table-cell>
          <table:table-cell office:value-type="float" office:value="-2635" calcext:value-type="float">
            <text:p>-2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0]-[.A43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8317" calcext:value-type="float">
            <text:p>38317</text:p>
          </table:table-cell>
          <table:table-cell office:value-type="float" office:value="-2421" calcext:value-type="float">
            <text:p>-24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1]-[.A44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8389" calcext:value-type="float">
            <text:p>38389</text:p>
          </table:table-cell>
          <table:table-cell office:value-type="float" office:value="-2226" calcext:value-type="float">
            <text:p>-22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2]-[.A441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8462" calcext:value-type="float">
            <text:p>38462</text:p>
          </table:table-cell>
          <table:table-cell office:value-type="float" office:value="-1941" calcext:value-type="float">
            <text:p>-19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3]-[.A44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8536" calcext:value-type="float">
            <text:p>38536</text:p>
          </table:table-cell>
          <table:table-cell office:value-type="float" office:value="-1812" calcext:value-type="float">
            <text:p>-18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4]-[.A443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8608" calcext:value-type="float">
            <text:p>38608</text:p>
          </table:table-cell>
          <table:table-cell office:value-type="float" office:value="-1650" calcext:value-type="float">
            <text:p>-16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5]-[.A44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8681" calcext:value-type="float">
            <text:p>38681</text:p>
          </table:table-cell>
          <table:table-cell office:value-type="float" office:value="-1520" calcext:value-type="float">
            <text:p>-15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6]-[.A44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8754" calcext:value-type="float">
            <text:p>38754</text:p>
          </table:table-cell>
          <table:table-cell office:value-type="float" office:value="-1417" calcext:value-type="float">
            <text:p>-14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7]-[.A44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8828" calcext:value-type="float">
            <text:p>38828</text:p>
          </table:table-cell>
          <table:table-cell office:value-type="float" office:value="-1331" calcext:value-type="float">
            <text:p>-13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8]-[.A447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-1258" calcext:value-type="float">
            <text:p>-12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49]-[.A448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8973" calcext:value-type="float">
            <text:p>38973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0]-[.A44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9046" calcext:value-type="float">
            <text:p>39046</text:p>
          </table:table-cell>
          <table:table-cell office:value-type="float" office:value="-1114" calcext:value-type="float">
            <text:p>-11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1]-[.A45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9119" calcext:value-type="float">
            <text:p>39119</text:p>
          </table:table-cell>
          <table:table-cell office:value-type="float" office:value="-1030" calcext:value-type="float">
            <text:p>-10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2]-[.A45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39193" calcext:value-type="float">
            <text:p>39193</text:p>
          </table:table-cell>
          <table:table-cell office:value-type="float" office:value="-949" calcext:value-type="float">
            <text:p>-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3]-[.A45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39269" calcext:value-type="float">
            <text:p>39269</text:p>
          </table:table-cell>
          <table:table-cell office:value-type="float" office:value="-658" calcext:value-type="float">
            <text:p>-6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4]-[.A45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9346" calcext:value-type="float">
            <text:p>39346</text:p>
          </table:table-cell>
          <table:table-cell office:value-type="float" office:value="2199" calcext:value-type="float">
            <text:p>21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5]-[.A45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9421" calcext:value-type="float">
            <text:p>39421</text:p>
          </table:table-cell>
          <table:table-cell office:value-type="float" office:value="17056" calcext:value-type="float">
            <text:p>170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6]-[.A455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9498" calcext:value-type="float">
            <text:p>39498</text:p>
          </table:table-cell>
          <table:table-cell office:value-type="float" office:value="-3410" calcext:value-type="float">
            <text:p>-34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7]-[.A45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9574" calcext:value-type="float">
            <text:p>39574</text:p>
          </table:table-cell>
          <table:table-cell office:value-type="float" office:value="18124" calcext:value-type="float">
            <text:p>181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8]-[.A45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39651" calcext:value-type="float">
            <text:p>39651</text:p>
          </table:table-cell>
          <table:table-cell office:value-type="float" office:value="-8086" calcext:value-type="float">
            <text:p>-80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9]-[.A45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9728" calcext:value-type="float">
            <text:p>39728</text:p>
          </table:table-cell>
          <table:table-cell office:value-type="float" office:value="-11025" calcext:value-type="float">
            <text:p>-110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0]-[.A45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9803" calcext:value-type="float">
            <text:p>39803</text:p>
          </table:table-cell>
          <table:table-cell office:value-type="float" office:value="-6648" calcext:value-type="float">
            <text:p>-66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1]-[.A460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9880" calcext:value-type="float">
            <text:p>39880</text:p>
          </table:table-cell>
          <table:table-cell office:value-type="float" office:value="-6335" calcext:value-type="float">
            <text:p>-63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2]-[.A46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9957" calcext:value-type="float">
            <text:p>39957</text:p>
          </table:table-cell>
          <table:table-cell office:value-type="float" office:value="-4453" calcext:value-type="float">
            <text:p>-44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3]-[.A46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0034" calcext:value-type="float">
            <text:p>40034</text:p>
          </table:table-cell>
          <table:table-cell office:value-type="float" office:value="-4059" calcext:value-type="float">
            <text:p>-40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4]-[.A46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0107" calcext:value-type="float">
            <text:p>40107</text:p>
          </table:table-cell>
          <table:table-cell office:value-type="float" office:value="-3695" calcext:value-type="float">
            <text:p>-36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5]-[.A46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0179" calcext:value-type="float">
            <text:p>40179</text:p>
          </table:table-cell>
          <table:table-cell office:value-type="float" office:value="-3468" calcext:value-type="float">
            <text:p>-34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6]-[.A46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0253" calcext:value-type="float">
            <text:p>40253</text:p>
          </table:table-cell>
          <table:table-cell office:value-type="float" office:value="-3185" calcext:value-type="float">
            <text:p>-3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7]-[.A46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0326" calcext:value-type="float">
            <text:p>40326</text:p>
          </table:table-cell>
          <table:table-cell office:value-type="float" office:value="-3038" calcext:value-type="float">
            <text:p>-30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8]-[.A46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0398" calcext:value-type="float">
            <text:p>40398</text:p>
          </table:table-cell>
          <table:table-cell office:value-type="float" office:value="-2894" calcext:value-type="float">
            <text:p>-28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69]-[.A468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0471" calcext:value-type="float">
            <text:p>40471</text:p>
          </table:table-cell>
          <table:table-cell office:value-type="float" office:value="-2798" calcext:value-type="float">
            <text:p>-27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0]-[.A46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0545" calcext:value-type="float">
            <text:p>40545</text:p>
          </table:table-cell>
          <table:table-cell office:value-type="float" office:value="-2722" calcext:value-type="float">
            <text:p>-27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1]-[.A47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0617" calcext:value-type="float">
            <text:p>40617</text:p>
          </table:table-cell>
          <table:table-cell office:value-type="float" office:value="-2603" calcext:value-type="float">
            <text:p>-2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2]-[.A471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0690" calcext:value-type="float">
            <text:p>40690</text:p>
          </table:table-cell>
          <table:table-cell office:value-type="float" office:value="-2421" calcext:value-type="float">
            <text:p>-24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3]-[.A47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0763" calcext:value-type="float">
            <text:p>40763</text:p>
          </table:table-cell>
          <table:table-cell office:value-type="float" office:value="-2273" calcext:value-type="float">
            <text:p>-22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4]-[.A47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0837" calcext:value-type="float">
            <text:p>40837</text:p>
          </table:table-cell>
          <table:table-cell office:value-type="float" office:value="-1840" calcext:value-type="float">
            <text:p>-18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5]-[.A47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0909" calcext:value-type="float">
            <text:p>40909</text:p>
          </table:table-cell>
          <table:table-cell office:value-type="float" office:value="-1812" calcext:value-type="float">
            <text:p>-18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6]-[.A47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0982" calcext:value-type="float">
            <text:p>40982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7]-[.A47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float" office:value="-1507" calcext:value-type="float">
            <text:p>-15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8]-[.A47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float" office:value="-1368" calcext:value-type="float">
            <text:p>-13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79]-[.A47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float" office:value="-1270" calcext:value-type="float">
            <text:p>-12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0]-[.A47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float" office:value="-1197" calcext:value-type="float">
            <text:p>-11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1]-[.A48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347" calcext:value-type="float">
            <text:p>41347</text:p>
          </table:table-cell>
          <table:table-cell office:value-type="float" office:value="-1125" calcext:value-type="float">
            <text:p>-11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2]-[.A48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420" calcext:value-type="float">
            <text:p>41420</text:p>
          </table:table-cell>
          <table:table-cell office:value-type="float" office:value="-1066" calcext:value-type="float">
            <text:p>-1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3]-[.A48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493" calcext:value-type="float">
            <text:p>41493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4]-[.A48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1570" calcext:value-type="float">
            <text:p>41570</text:p>
          </table:table-cell>
          <table:table-cell office:value-type="float" office:value="-774" calcext:value-type="float">
            <text:p>-77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5]-[.A48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1647" calcext:value-type="float">
            <text:p>41647</text:p>
          </table:table-cell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6]-[.A48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1722" calcext:value-type="float">
            <text:p>41722</text:p>
          </table:table-cell>
          <table:table-cell office:value-type="float" office:value="7028" calcext:value-type="float">
            <text:p>70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7]-[.A48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1799" calcext:value-type="float">
            <text:p>41799</text:p>
          </table:table-cell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8]-[.A48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1875" calcext:value-type="float">
            <text:p>41875</text:p>
          </table:table-cell>
          <table:table-cell office:value-type="float" office:value="-19284" calcext:value-type="float">
            <text:p>-192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89]-[.A48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1952" calcext:value-type="float">
            <text:p>41952</text:p>
          </table:table-cell>
          <table:table-cell office:value-type="float" office:value="-9163" calcext:value-type="float">
            <text:p>-91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0]-[.A48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2028" calcext:value-type="float">
            <text:p>42028</text:p>
          </table:table-cell>
          <table:table-cell office:value-type="float" office:value="-3893" calcext:value-type="float">
            <text:p>-38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1]-[.A49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2104" calcext:value-type="float">
            <text:p>42104</text:p>
          </table:table-cell>
          <table:table-cell office:value-type="float" office:value="-4161" calcext:value-type="float">
            <text:p>-4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2]-[.A49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2181" calcext:value-type="float">
            <text:p>42181</text:p>
          </table:table-cell>
          <table:table-cell office:value-type="float" office:value="-3533" calcext:value-type="float">
            <text:p>-35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3]-[.A49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2258" calcext:value-type="float">
            <text:p>42258</text:p>
          </table:table-cell>
          <table:table-cell office:value-type="float" office:value="-3129" calcext:value-type="float">
            <text:p>-31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4]-[.A49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2331" calcext:value-type="float">
            <text:p>42331</text:p>
          </table:table-cell>
          <table:table-cell office:value-type="float" office:value="-3134" calcext:value-type="float">
            <text:p>-31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5]-[.A49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2406" calcext:value-type="float">
            <text:p>42406</text:p>
          </table:table-cell>
          <table:table-cell office:value-type="float" office:value="-2909" calcext:value-type="float">
            <text:p>-29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6]-[.A495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2483" calcext:value-type="float">
            <text:p>42483</text:p>
          </table:table-cell>
          <table:table-cell office:value-type="float" office:value="-2755" calcext:value-type="float">
            <text:p>-27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7]-[.A49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2559" calcext:value-type="float">
            <text:p>42559</text:p>
          </table:table-cell>
          <table:table-cell office:value-type="float" office:value="-2675" calcext:value-type="float">
            <text:p>-26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8]-[.A49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2635" calcext:value-type="float">
            <text:p>42635</text:p>
          </table:table-cell>
          <table:table-cell office:value-type="float" office:value="-2538" calcext:value-type="float">
            <text:p>-25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99]-[.A49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2711" calcext:value-type="float">
            <text:p>42711</text:p>
          </table:table-cell>
          <table:table-cell office:value-type="float" office:value="-2288" calcext:value-type="float">
            <text:p>-22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0]-[.A49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2787" calcext:value-type="float">
            <text:p>42787</text:p>
          </table:table-cell>
          <table:table-cell office:value-type="float" office:value="-2012" calcext:value-type="float">
            <text:p>-20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1]-[.A50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2863" calcext:value-type="float">
            <text:p>42863</text:p>
          </table:table-cell>
          <table:table-cell office:value-type="float" office:value="-1826" calcext:value-type="float">
            <text:p>-18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2]-[.A50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2939" calcext:value-type="float">
            <text:p>42939</text:p>
          </table:table-cell>
          <table:table-cell office:value-type="float" office:value="-1677" calcext:value-type="float">
            <text:p>-16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3]-[.A50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3015" calcext:value-type="float">
            <text:p>43015</text:p>
          </table:table-cell>
          <table:table-cell office:value-type="float" office:value="-1558" calcext:value-type="float">
            <text:p>-15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4]-[.A50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3091" calcext:value-type="float">
            <text:p>43091</text:p>
          </table:table-cell>
          <table:table-cell office:value-type="float" office:value="-1443" calcext:value-type="float">
            <text:p>-14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5]-[.A50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3167" calcext:value-type="float">
            <text:p>43167</text:p>
          </table:table-cell>
          <table:table-cell office:value-type="float" office:value="-1307" calcext:value-type="float">
            <text:p>-13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6]-[.A50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3243" calcext:value-type="float">
            <text:p>43243</text:p>
          </table:table-cell>
          <table:table-cell office:value-type="float" office:value="-1209" calcext:value-type="float">
            <text:p>-12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7]-[.A50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3320" calcext:value-type="float">
            <text:p>43320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8]-[.A50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3396" calcext:value-type="float">
            <text:p>43396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09]-[.A50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3471" calcext:value-type="float">
            <text:p>43471</text:p>
          </table:table-cell>
          <table:table-cell office:value-type="float" office:value="-1019" calcext:value-type="float">
            <text:p>-10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0]-[.A509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3547" calcext:value-type="float">
            <text:p>43547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1]-[.A51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3624" calcext:value-type="float">
            <text:p>43624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2]-[.A51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3698" calcext:value-type="float">
            <text:p>43698</text:p>
          </table:table-cell>
          <table:table-cell office:value-type="float" office:value="-926" calcext:value-type="float">
            <text:p>-9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3]-[.A51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3773" calcext:value-type="float">
            <text:p>43773</text:p>
          </table:table-cell>
          <table:table-cell office:value-type="float" office:value="-611" calcext:value-type="float">
            <text:p>-6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4]-[.A513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3850" calcext:value-type="float">
            <text:p>43850</text:p>
          </table:table-cell>
          <table:table-cell office:value-type="float" office:value="2561" calcext:value-type="float">
            <text:p>25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5]-[.A51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3926" calcext:value-type="float">
            <text:p>43926</text:p>
          </table:table-cell>
          <table:table-cell office:value-type="float" office:value="-16013" calcext:value-type="float">
            <text:p>-160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6]-[.A51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4003" calcext:value-type="float">
            <text:p>44003</text:p>
          </table:table-cell>
          <table:table-cell office:value-type="float" office:value="-8683" calcext:value-type="float">
            <text:p>-86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7]-[.A51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4079" calcext:value-type="float">
            <text:p>44079</text:p>
          </table:table-cell>
          <table:table-cell office:value-type="float" office:value="-8326" calcext:value-type="float">
            <text:p>-83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8]-[.A51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4155" calcext:value-type="float">
            <text:p>44155</text:p>
          </table:table-cell>
          <table:table-cell office:value-type="float" office:value="9138" calcext:value-type="float">
            <text:p>91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19]-[.A51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4231" calcext:value-type="float">
            <text:p>44231</text:p>
          </table:table-cell>
          <table:table-cell office:value-type="float" office:value="-16955" calcext:value-type="float">
            <text:p>-169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0]-[.A51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4308" calcext:value-type="float">
            <text:p>44308</text:p>
          </table:table-cell>
          <table:table-cell office:value-type="float" office:value="-4704" calcext:value-type="float">
            <text:p>-47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1]-[.A52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4385" calcext:value-type="float">
            <text:p>44385</text:p>
          </table:table-cell>
          <table:table-cell office:value-type="float" office:value="-6479" calcext:value-type="float">
            <text:p>-64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2]-[.A52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4462" calcext:value-type="float">
            <text:p>44462</text:p>
          </table:table-cell>
          <table:table-cell office:value-type="float" office:value="-4211" calcext:value-type="float">
            <text:p>-42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3]-[.A52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4537" calcext:value-type="float">
            <text:p>44537</text:p>
          </table:table-cell>
          <table:table-cell office:value-type="float" office:value="-3777" calcext:value-type="float">
            <text:p>-37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4]-[.A523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4611" calcext:value-type="float">
            <text:p>44611</text:p>
          </table:table-cell>
          <table:table-cell office:value-type="float" office:value="-3581" calcext:value-type="float">
            <text:p>-35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5]-[.A52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4684" calcext:value-type="float">
            <text:p>44684</text:p>
          </table:table-cell>
          <table:table-cell office:value-type="float" office:value="-3294" calcext:value-type="float">
            <text:p>-3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6]-[.A52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4756" calcext:value-type="float">
            <text:p>44756</text:p>
          </table:table-cell>
          <table:table-cell office:value-type="float" office:value="-3067" calcext:value-type="float">
            <text:p>-30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7]-[.A526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4829" calcext:value-type="float">
            <text:p>44829</text:p>
          </table:table-cell>
          <table:table-cell office:value-type="float" office:value="-2933" calcext:value-type="float">
            <text:p>-29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8]-[.A52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4903" calcext:value-type="float">
            <text:p>44903</text:p>
          </table:table-cell>
          <table:table-cell office:value-type="float" office:value="-2856" calcext:value-type="float">
            <text:p>-28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29]-[.A528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4976" calcext:value-type="float">
            <text:p>44976</text:p>
          </table:table-cell>
          <table:table-cell office:value-type="float" office:value="-2746" calcext:value-type="float">
            <text:p>-27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0]-[.A52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5048" calcext:value-type="float">
            <text:p>45048</text:p>
          </table:table-cell>
          <table:table-cell office:value-type="float" office:value="-2635" calcext:value-type="float">
            <text:p>-2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1]-[.A53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5121" calcext:value-type="float">
            <text:p>45121</text:p>
          </table:table-cell>
          <table:table-cell office:value-type="float" office:value="-2471" calcext:value-type="float">
            <text:p>-24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2]-[.A53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5195" calcext:value-type="float">
            <text:p>45195</text:p>
          </table:table-cell>
          <table:table-cell office:value-type="float" office:value="-2149" calcext:value-type="float">
            <text:p>-2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3]-[.A53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5267" calcext:value-type="float">
            <text:p>45267</text:p>
          </table:table-cell>
          <table:table-cell office:value-type="float" office:value="-2012" calcext:value-type="float">
            <text:p>-20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4]-[.A533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5340" calcext:value-type="float">
            <text:p>45340</text:p>
          </table:table-cell>
          <table:table-cell office:value-type="float" office:value="-1840" calcext:value-type="float">
            <text:p>-18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5]-[.A53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5413" calcext:value-type="float">
            <text:p>45413</text:p>
          </table:table-cell>
          <table:table-cell office:value-type="float" office:value="-1637" calcext:value-type="float">
            <text:p>-16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6]-[.A53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5487" calcext:value-type="float">
            <text:p>45487</text:p>
          </table:table-cell>
          <table:table-cell office:value-type="float" office:value="-1469" calcext:value-type="float">
            <text:p>-14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7]-[.A53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5559" calcext:value-type="float">
            <text:p>45559</text:p>
          </table:table-cell>
          <table:table-cell office:value-type="float" office:value="-1417" calcext:value-type="float">
            <text:p>-14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8]-[.A53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5632" calcext:value-type="float">
            <text:p>45632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39]-[.A53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5706" calcext:value-type="float">
            <text:p>45706</text:p>
          </table:table-cell>
          <table:table-cell office:value-type="float" office:value="-1294" calcext:value-type="float">
            <text:p>-1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0]-[.A53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5778" calcext:value-type="float">
            <text:p>45778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1]-[.A54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5851" calcext:value-type="float">
            <text:p>45851</text:p>
          </table:table-cell>
          <table:table-cell office:value-type="float" office:value="-1114" calcext:value-type="float">
            <text:p>-11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2]-[.A54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5924" calcext:value-type="float">
            <text:p>45924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3]-[.A54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5998" calcext:value-type="float">
            <text:p>45998</text:p>
          </table:table-cell>
          <table:table-cell office:value-type="float" office:value="-960" calcext:value-type="float">
            <text:p>-9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4]-[.A543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6074" calcext:value-type="float">
            <text:p>46074</text:p>
          </table:table-cell>
          <table:table-cell office:value-type="float" office:value="-705" calcext:value-type="float">
            <text:p>-7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5]-[.A54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150" calcext:value-type="float">
            <text:p>46150</text:p>
          </table:table-cell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6]-[.A54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227" calcext:value-type="float">
            <text:p>46227</text:p>
          </table:table-cell>
          <table:table-cell office:value-type="float" office:value="-15105" calcext:value-type="float">
            <text:p>-151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7]-[.A54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6304" calcext:value-type="float">
            <text:p>46304</text:p>
          </table:table-cell>
          <table:table-cell office:value-type="float" office:value="-7824" calcext:value-type="float">
            <text:p>-78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8]-[.A54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6380" calcext:value-type="float">
            <text:p>46380</text:p>
          </table:table-cell>
          <table:table-cell office:value-type="float" office:value="15586" calcext:value-type="float">
            <text:p>155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49]-[.A54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456" calcext:value-type="float">
            <text:p>46456</text:p>
          </table:table-cell>
          <table:table-cell office:value-type="float" office:value="-6821" calcext:value-type="float">
            <text:p>-68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0]-[.A54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532" calcext:value-type="float">
            <text:p>46532</text:p>
          </table:table-cell>
          <table:table-cell office:value-type="float" office:value="-3706" calcext:value-type="float">
            <text:p>-37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1]-[.A55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609" calcext:value-type="float">
            <text:p>46609</text:p>
          </table:table-cell>
          <table:table-cell office:value-type="float" office:value="-3898" calcext:value-type="float">
            <text:p>-38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2]-[.A55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6686" calcext:value-type="float">
            <text:p>46686</text:p>
          </table:table-cell>
          <table:table-cell office:value-type="float" office:value="-3522" calcext:value-type="float">
            <text:p>-35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3]-[.A55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6763" calcext:value-type="float">
            <text:p>46763</text:p>
          </table:table-cell>
          <table:table-cell office:value-type="float" office:value="-3231" calcext:value-type="float">
            <text:p>-32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4]-[.A55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6835" calcext:value-type="float">
            <text:p>46835</text:p>
          </table:table-cell>
          <table:table-cell office:value-type="float" office:value="-3139" calcext:value-type="float">
            <text:p>-31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5]-[.A55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6911" calcext:value-type="float">
            <text:p>46911</text:p>
          </table:table-cell>
          <table:table-cell office:value-type="float" office:value="-2964" calcext:value-type="float">
            <text:p>-29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6]-[.A55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988" calcext:value-type="float">
            <text:p>46988</text:p>
          </table:table-cell>
          <table:table-cell office:value-type="float" office:value="-2793" calcext:value-type="float">
            <text:p>-27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7]-[.A55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7064" calcext:value-type="float">
            <text:p>47064</text:p>
          </table:table-cell>
          <table:table-cell office:value-type="float" office:value="-2685" calcext:value-type="float">
            <text:p>-26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8]-[.A55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139" calcext:value-type="float">
            <text:p>47139</text:p>
          </table:table-cell>
          <table:table-cell office:value-type="float" office:value="-2603" calcext:value-type="float">
            <text:p>-2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59]-[.A558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7215" calcext:value-type="float">
            <text:p>47215</text:p>
          </table:table-cell>
          <table:table-cell office:value-type="float" office:value="-2337" calcext:value-type="float">
            <text:p>-23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0]-[.A55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292" calcext:value-type="float">
            <text:p>47292</text:p>
          </table:table-cell>
          <table:table-cell office:value-type="float" office:value="-2118" calcext:value-type="float">
            <text:p>-21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1]-[.A56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7368" calcext:value-type="float">
            <text:p>47368</text:p>
          </table:table-cell>
          <table:table-cell office:value-type="float" office:value="-1883" calcext:value-type="float">
            <text:p>-18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2]-[.A56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443" calcext:value-type="float">
            <text:p>47443</text:p>
          </table:table-cell>
          <table:table-cell office:value-type="float" office:value="-1718" calcext:value-type="float">
            <text:p>-17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3]-[.A56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7520" calcext:value-type="float">
            <text:p>47520</text:p>
          </table:table-cell>
          <table:table-cell office:value-type="float" office:value="-1571" calcext:value-type="float">
            <text:p>-15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4]-[.A56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7596" calcext:value-type="float">
            <text:p>47596</text:p>
          </table:table-cell>
          <table:table-cell office:value-type="float" office:value="-1430" calcext:value-type="float">
            <text:p>-14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5]-[.A56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672" calcext:value-type="float">
            <text:p>47672</text:p>
          </table:table-cell>
          <table:table-cell office:value-type="float" office:value="-1343" calcext:value-type="float">
            <text:p>-13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6]-[.A56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748" calcext:value-type="float">
            <text:p>47748</text:p>
          </table:table-cell>
          <table:table-cell office:value-type="float" office:value="-1245" calcext:value-type="float">
            <text:p>-12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7]-[.A56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824" calcext:value-type="float">
            <text:p>47824</text:p>
          </table:table-cell>
          <table:table-cell office:value-type="float" office:value="-1125" calcext:value-type="float">
            <text:p>-11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8]-[.A56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-1090" calcext:value-type="float">
            <text:p>-10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69]-[.A56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976" calcext:value-type="float">
            <text:p>47976</text:p>
          </table:table-cell>
          <table:table-cell office:value-type="float" office:value="-1019" calcext:value-type="float">
            <text:p>-10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0]-[.A56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8053" calcext:value-type="float">
            <text:p>48053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1]-[.A57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129" calcext:value-type="float">
            <text:p>48129</text:p>
          </table:table-cell>
          <table:table-cell office:value-type="float" office:value="-926" calcext:value-type="float">
            <text:p>-9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2]-[.A57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8202" calcext:value-type="float">
            <text:p>48202</text:p>
          </table:table-cell>
          <table:table-cell office:value-type="float" office:value="-914" calcext:value-type="float">
            <text:p>-9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3]-[.A57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8278" calcext:value-type="float">
            <text:p>48278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4]-[.A57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8355" calcext:value-type="float">
            <text:p>48355</text:p>
          </table:table-cell>
          <table:table-cell office:value-type="float" office:value="2263" calcext:value-type="float">
            <text:p>22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5]-[.A57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432" calcext:value-type="float">
            <text:p>48432</text:p>
          </table:table-cell>
          <table:table-cell office:value-type="float" office:value="10266" calcext:value-type="float">
            <text:p>102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6]-[.A57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507" calcext:value-type="float">
            <text:p>48507</text:p>
          </table:table-cell>
          <table:table-cell office:value-type="float" office:value="-18604" calcext:value-type="float">
            <text:p>-186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7]-[.A57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8584" calcext:value-type="float">
            <text:p>48584</text:p>
          </table:table-cell>
          <table:table-cell office:value-type="float" office:value="21199" calcext:value-type="float">
            <text:p>211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8]-[.A57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660" calcext:value-type="float">
            <text:p>48660</text:p>
          </table:table-cell>
          <table:table-cell office:value-type="float" office:value="-12740" calcext:value-type="float">
            <text:p>-127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79]-[.A57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8737" calcext:value-type="float">
            <text:p>48737</text:p>
          </table:table-cell>
          <table:table-cell office:value-type="float" office:value="-16004" calcext:value-type="float">
            <text:p>-160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0]-[.A57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814" calcext:value-type="float">
            <text:p>48814</text:p>
          </table:table-cell>
          <table:table-cell office:value-type="float" office:value="-6223" calcext:value-type="float">
            <text:p>-62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1]-[.A58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889" calcext:value-type="float">
            <text:p>48889</text:p>
          </table:table-cell>
          <table:table-cell office:value-type="float" office:value="-6618" calcext:value-type="float">
            <text:p>-66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2]-[.A581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8966" calcext:value-type="float">
            <text:p>48966</text:p>
          </table:table-cell>
          <table:table-cell office:value-type="float" office:value="-4002" calcext:value-type="float">
            <text:p>-40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3]-[.A58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9043" calcext:value-type="float">
            <text:p>49043</text:p>
          </table:table-cell>
          <table:table-cell office:value-type="float" office:value="-3943" calcext:value-type="float">
            <text:p>-39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4]-[.A58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9116" calcext:value-type="float">
            <text:p>49116</text:p>
          </table:table-cell>
          <table:table-cell office:value-type="float" office:value="-3495" calcext:value-type="float">
            <text:p>-34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5]-[.A58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9188" calcext:value-type="float">
            <text:p>49188</text:p>
          </table:table-cell>
          <table:table-cell office:value-type="float" office:value="-3263" calcext:value-type="float">
            <text:p>-32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6]-[.A58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9262" calcext:value-type="float">
            <text:p>49262</text:p>
          </table:table-cell>
          <table:table-cell office:value-type="float" office:value="-3108" calcext:value-type="float">
            <text:p>-31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7]-[.A586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9335" calcext:value-type="float">
            <text:p>49335</text:p>
          </table:table-cell>
          <table:table-cell office:value-type="float" office:value="-3008" calcext:value-type="float">
            <text:p>-30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8]-[.A58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9408" calcext:value-type="float">
            <text:p>49408</text:p>
          </table:table-cell>
          <table:table-cell office:value-type="float" office:value="-2870" calcext:value-type="float">
            <text:p>-28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89]-[.A58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9480" calcext:value-type="float">
            <text:p>49480</text:p>
          </table:table-cell>
          <table:table-cell office:value-type="float" office:value="-2732" calcext:value-type="float">
            <text:p>-27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0]-[.A58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9554" calcext:value-type="float">
            <text:p>49554</text:p>
          </table:table-cell>
          <table:table-cell office:value-type="float" office:value="-2651" calcext:value-type="float">
            <text:p>-26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1]-[.A590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9627" calcext:value-type="float">
            <text:p>49627</text:p>
          </table:table-cell>
          <table:table-cell office:value-type="float" office:value="-2438" calcext:value-type="float">
            <text:p>-24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2]-[.A59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9699" calcext:value-type="float">
            <text:p>49699</text:p>
          </table:table-cell>
          <table:table-cell office:value-type="float" office:value="-2288" calcext:value-type="float">
            <text:p>-22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3]-[.A592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9772" calcext:value-type="float">
            <text:p>49772</text:p>
          </table:table-cell>
          <table:table-cell office:value-type="float" office:value="-1999" calcext:value-type="float">
            <text:p>-19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4]-[.A593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9846" calcext:value-type="float">
            <text:p>49846</text:p>
          </table:table-cell>
          <table:table-cell office:value-type="float" office:value="-1853" calcext:value-type="float">
            <text:p>-18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5]-[.A594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9918" calcext:value-type="float">
            <text:p>49918</text:p>
          </table:table-cell>
          <table:table-cell office:value-type="float" office:value="-1690" calcext:value-type="float">
            <text:p>-16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6]-[.A59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9991" calcext:value-type="float">
            <text:p>49991</text:p>
          </table:table-cell>
          <table:table-cell office:value-type="float" office:value="-1545" calcext:value-type="float">
            <text:p>-15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7]-[.A59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0064" calcext:value-type="float">
            <text:p>50064</text:p>
          </table:table-cell>
          <table:table-cell office:value-type="float" office:value="-1417" calcext:value-type="float">
            <text:p>-14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8]-[.A59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0138" calcext:value-type="float">
            <text:p>50138</text:p>
          </table:table-cell>
          <table:table-cell office:value-type="float" office:value="-1331" calcext:value-type="float">
            <text:p>-13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599]-[.A598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0210" calcext:value-type="float">
            <text:p>50210</text:p>
          </table:table-cell>
          <table:table-cell office:value-type="float" office:value="-1221" calcext:value-type="float">
            <text:p>-12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0]-[.A59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50283" calcext:value-type="float">
            <text:p>50283</text:p>
          </table:table-cell>
          <table:table-cell office:value-type="float" office:value="-1185" calcext:value-type="float">
            <text:p>-1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1]-[.A60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0356" calcext:value-type="float">
            <text:p>50356</text:p>
          </table:table-cell>
          <table:table-cell office:value-type="float" office:value="-1078" calcext:value-type="float">
            <text:p>-1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2]-[.A60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0429" calcext:value-type="float">
            <text:p>50429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3]-[.A60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0503" calcext:value-type="float">
            <text:p>50503</text:p>
          </table:table-cell>
          <table:table-cell office:value-type="float" office:value="-937" calcext:value-type="float">
            <text:p>-9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4]-[.A603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0579" calcext:value-type="float">
            <text:p>50579</text:p>
          </table:table-cell>
          <table:table-cell office:value-type="float" office:value="-751" calcext:value-type="float">
            <text:p>-7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5]-[.A60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0656" calcext:value-type="float">
            <text:p>50656</text:p>
          </table:table-cell>
          <table:table-cell office:value-type="float" office:value="2051" calcext:value-type="float">
            <text:p>20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6]-[.A60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0733" calcext:value-type="float">
            <text:p>50733</text:p>
          </table:table-cell>
          <table:table-cell office:value-type="float" office:value="24130" calcext:value-type="float">
            <text:p>241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7]-[.A606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0808" calcext:value-type="float">
            <text:p>50808</text:p>
          </table:table-cell>
          <table:table-cell office:value-type="float" office:value="23350" calcext:value-type="float">
            <text:p>233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8]-[.A607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0885" calcext:value-type="float">
            <text:p>50885</text:p>
          </table:table-cell>
          <table:table-cell office:value-type="float" office:value="18003" calcext:value-type="float">
            <text:p>180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09]-[.A60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0961" calcext:value-type="float">
            <text:p>50961</text:p>
          </table:table-cell>
          <table:table-cell office:value-type="float" office:value="-9150" calcext:value-type="float">
            <text:p>-91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0]-[.A60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1038" calcext:value-type="float">
            <text:p>51038</text:p>
          </table:table-cell>
          <table:table-cell office:value-type="float" office:value="-4959" calcext:value-type="float">
            <text:p>-49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1]-[.A61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1115" calcext:value-type="float">
            <text:p>51115</text:p>
          </table:table-cell>
          <table:table-cell office:value-type="float" office:value="-3479" calcext:value-type="float">
            <text:p>-34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2]-[.A611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1190" calcext:value-type="float">
            <text:p>51190</text:p>
          </table:table-cell>
          <table:table-cell office:value-type="float" office:value="-3549" calcext:value-type="float">
            <text:p>-35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3]-[.A61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1267" calcext:value-type="float">
            <text:p>51267</text:p>
          </table:table-cell>
          <table:table-cell office:value-type="float" office:value="-3170" calcext:value-type="float">
            <text:p>-31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4]-[.A61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1337" calcext:value-type="float">
            <text:p>51337</text:p>
          </table:table-cell>
          <table:table-cell office:value-type="float" office:value="-3013" calcext:value-type="float">
            <text:p>-30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5]-[.A614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51414" calcext:value-type="float">
            <text:p>51414</text:p>
          </table:table-cell>
          <table:table-cell office:value-type="float" office:value="-2875" calcext:value-type="float">
            <text:p>-28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6]-[.A61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1489" calcext:value-type="float">
            <text:p>51489</text:p>
          </table:table-cell>
          <table:table-cell office:value-type="float" office:value="-2728" calcext:value-type="float">
            <text:p>-27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7]-[.A616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1565" calcext:value-type="float">
            <text:p>51565</text:p>
          </table:table-cell>
          <table:table-cell office:value-type="float" office:value="-2642" calcext:value-type="float">
            <text:p>-26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8]-[.A61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1642" calcext:value-type="float">
            <text:p>51642</text:p>
          </table:table-cell>
          <table:table-cell office:value-type="float" office:value="-2538" calcext:value-type="float">
            <text:p>-25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19]-[.A61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1718" calcext:value-type="float">
            <text:p>51718</text:p>
          </table:table-cell>
          <table:table-cell office:value-type="float" office:value="-2257" calcext:value-type="float">
            <text:p>-22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0]-[.A61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1793" calcext:value-type="float">
            <text:p>51793</text:p>
          </table:table-cell>
          <table:table-cell office:value-type="float" office:value="-1970" calcext:value-type="float">
            <text:p>-19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1]-[.A620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1869" calcext:value-type="float">
            <text:p>51869</text:p>
          </table:table-cell>
          <table:table-cell office:value-type="float" office:value="-1812" calcext:value-type="float">
            <text:p>-18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2]-[.A62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1946" calcext:value-type="float">
            <text:p>51946</text:p>
          </table:table-cell>
          <table:table-cell office:value-type="float" office:value="-1677" calcext:value-type="float">
            <text:p>-16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3]-[.A62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2022" calcext:value-type="float">
            <text:p>52022</text:p>
          </table:table-cell>
          <table:table-cell office:value-type="float" office:value="-1533" calcext:value-type="float">
            <text:p>-15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4]-[.A62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098" calcext:value-type="float">
            <text:p>52098</text:p>
          </table:table-cell>
          <table:table-cell office:value-type="float" office:value="-1430" calcext:value-type="float">
            <text:p>-14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5]-[.A624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174" calcext:value-type="float">
            <text:p>52174</text:p>
          </table:table-cell>
          <table:table-cell office:value-type="float" office:value="-1294" calcext:value-type="float">
            <text:p>-1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6]-[.A625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250" calcext:value-type="float">
            <text:p>52250</text:p>
          </table:table-cell>
          <table:table-cell office:value-type="float" office:value="-1197" calcext:value-type="float">
            <text:p>-11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7]-[.A62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326" calcext:value-type="float">
            <text:p>52326</text:p>
          </table:table-cell>
          <table:table-cell office:value-type="float" office:value="-1137" calcext:value-type="float">
            <text:p>-1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8]-[.A627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402" calcext:value-type="float">
            <text:p>52402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29]-[.A628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478" calcext:value-type="float">
            <text:p>52478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0]-[.A629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554" calcext:value-type="float">
            <text:p>52554</text:p>
          </table:table-cell>
          <table:table-cell office:value-type="float" office:value="-937" calcext:value-type="float">
            <text:p>-9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1]-[.A630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630" calcext:value-type="float">
            <text:p>52630</text:p>
          </table:table-cell>
          <table:table-cell office:value-type="float" office:value="-949" calcext:value-type="float">
            <text:p>-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2]-[.A63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2704" calcext:value-type="float">
            <text:p>52704</text:p>
          </table:table-cell>
          <table:table-cell office:value-type="float" office:value="-844" calcext:value-type="float">
            <text:p>-8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3]-[.A63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2781" calcext:value-type="float">
            <text:p>52781</text:p>
          </table:table-cell>
          <table:table-cell office:value-type="float" office:value="-647" calcext:value-type="float">
            <text:p>-6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4]-[.A633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2856" calcext:value-type="float">
            <text:p>52856</text:p>
          </table:table-cell>
          <table:table-cell office:value-type="float" office:value="2718" calcext:value-type="float">
            <text:p>27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5]-[.A634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2933" calcext:value-type="float">
            <text:p>52933</text:p>
          </table:table-cell>
          <table:table-cell office:value-type="float" office:value="7288" calcext:value-type="float">
            <text:p>72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6]-[.A635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3009" calcext:value-type="float">
            <text:p>53009</text:p>
          </table:table-cell>
          <table:table-cell office:value-type="float" office:value="-16061" calcext:value-type="float">
            <text:p>-160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7]-[.A636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3086" calcext:value-type="float">
            <text:p>53086</text:p>
          </table:table-cell>
          <table:table-cell office:value-type="float" office:value="14623" calcext:value-type="float">
            <text:p>146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8]-[.A637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3161" calcext:value-type="float">
            <text:p>53161</text:p>
          </table:table-cell>
          <table:table-cell office:value-type="float" office:value="-7450" calcext:value-type="float">
            <text:p>-74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39]-[.A638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53238" calcext:value-type="float">
            <text:p>53238</text:p>
          </table:table-cell>
          <table:table-cell office:value-type="float" office:value="-14092" calcext:value-type="float">
            <text:p>-140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0]-[.A639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3315" calcext:value-type="float">
            <text:p>53315</text:p>
          </table:table-cell>
          <table:table-cell office:value-type="float" office:value="-5088" calcext:value-type="float">
            <text:p>-50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1]-[.A640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3391" calcext:value-type="float">
            <text:p>53391</text:p>
          </table:table-cell>
          <table:table-cell office:value-type="float" office:value="-5850" calcext:value-type="float">
            <text:p>-58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2]-[.A641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3468" calcext:value-type="float">
            <text:p>53468</text:p>
          </table:table-cell>
          <table:table-cell office:value-type="float" office:value="-4132" calcext:value-type="float">
            <text:p>-41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3]-[.A642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3544" calcext:value-type="float">
            <text:p>53544</text:p>
          </table:table-cell>
          <table:table-cell office:value-type="float" office:value="-3646" calcext:value-type="float">
            <text:p>-36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4]-[.A643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3617" calcext:value-type="float">
            <text:p>53617</text:p>
          </table:table-cell>
          <table:table-cell office:value-type="float" office:value="-3549" calcext:value-type="float">
            <text:p>-35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5]-[.A64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3691" calcext:value-type="float">
            <text:p>53691</text:p>
          </table:table-cell>
          <table:table-cell office:value-type="float" office:value="-3299" calcext:value-type="float">
            <text:p>-32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6]-[.A645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3764" calcext:value-type="float">
            <text:p>53764</text:p>
          </table:table-cell>
          <table:table-cell office:value-type="float" office:value="-3088" calcext:value-type="float">
            <text:p>-30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7]-[.A64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3836" calcext:value-type="float">
            <text:p>53836</text:p>
          </table:table-cell>
          <table:table-cell office:value-type="float" office:value="-3098" calcext:value-type="float">
            <text:p>-30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8]-[.A64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53909" calcext:value-type="float">
            <text:p>53909</text:p>
          </table:table-cell>
          <table:table-cell office:value-type="float" office:value="-2860" calcext:value-type="float">
            <text:p>-28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49]-[.A64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3983" calcext:value-type="float">
            <text:p>53983</text:p>
          </table:table-cell>
          <table:table-cell office:value-type="float" office:value="-2741" calcext:value-type="float">
            <text:p>-27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0]-[.A649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4055" calcext:value-type="float">
            <text:p>54055</text:p>
          </table:table-cell>
          <table:table-cell office:value-type="float" office:value="-2651" calcext:value-type="float">
            <text:p>-26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1]-[.A65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54128" calcext:value-type="float">
            <text:p>54128</text:p>
          </table:table-cell>
          <table:table-cell office:value-type="float" office:value="-2505" calcext:value-type="float">
            <text:p>-2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2]-[.A65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201" calcext:value-type="float">
            <text:p>54201</text:p>
          </table:table-cell>
          <table:table-cell office:value-type="float" office:value="-2288" calcext:value-type="float">
            <text:p>-22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3]-[.A65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275" calcext:value-type="float">
            <text:p>54275</text:p>
          </table:table-cell>
          <table:table-cell office:value-type="float" office:value="-1970" calcext:value-type="float">
            <text:p>-19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4]-[.A653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4347" calcext:value-type="float">
            <text:p>54347</text:p>
          </table:table-cell>
          <table:table-cell office:value-type="float" office:value="-1854" calcext:value-type="float">
            <text:p>-18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5]-[.A65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54420" calcext:value-type="float">
            <text:p>54420</text:p>
          </table:table-cell>
          <table:table-cell office:value-type="float" office:value="-1691" calcext:value-type="float">
            <text:p>-16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6]-[.A655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493" calcext:value-type="float">
            <text:p>54493</text:p>
          </table:table-cell>
          <table:table-cell office:value-type="float" office:value="-1520" calcext:value-type="float">
            <text:p>-15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7]-[.A65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566" calcext:value-type="float">
            <text:p>54566</text:p>
          </table:table-cell>
          <table:table-cell office:value-type="float" office:value="-1456" calcext:value-type="float">
            <text:p>-14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8]-[.A657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639" calcext:value-type="float">
            <text:p>54639</text:p>
          </table:table-cell>
          <table:table-cell office:value-type="float" office:value="-1356" calcext:value-type="float">
            <text:p>-13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59]-[.A658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712" calcext:value-type="float">
            <text:p>54712</text:p>
          </table:table-cell>
          <table:table-cell office:value-type="float" office:value="-1294" calcext:value-type="float">
            <text:p>-1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60]-[.A659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785" calcext:value-type="float">
            <text:p>54785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61]-[.A660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858" calcext:value-type="float">
            <text:p>54858</text:p>
          </table:table-cell>
          <table:table-cell office:value-type="float" office:value="-1114" calcext:value-type="float">
            <text:p>-11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62]-[.A661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4931" calcext:value-type="float">
            <text:p>54931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63]-[.A662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5005" calcext:value-type="float">
            <text:p>55005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64]-[.A663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formula="of:=AVERAGE([.F2:.F664])" office:value-type="float" office:value="74.8929110105581" calcext:value-type="float">
            <text:p>74.8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06T21:32:40.740703872</dc:date>
    <meta:editing-duration>PT8M22S</meta:editing-duration>
    <meta:editing-cycles>1</meta:editing-cycles>
    <meta:document-statistic meta:table-count="1" meta:cell-count="3326" meta:object-count="2"/>
    <meta:generator>LibreOffice/6.3.5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675cm" svg:height="9.005cm" xlink:href=".." xlink:type="simple" chart:class="chart:line" chart:style-name="ch1">
        <chart:legend chart:legend-position="end" svg:x="25.849cm" svg:y="4.203cm" style:legend-expansion="high" chart:style-name="ch2"/>
        <chart:plot-area chart:style-name="ch3" table:cell-range-address="out.F2:out.F664" svg:x="0.573cm" svg:y="0.18cm" svg:width="24.703cm" svg:height="8.645cm">
          <chartooo:coordinate-region svg:x="1.194cm" svg:y="0.301cm" svg:width="24.082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F2:out.F664" chart:class="chart:line">
            <chart:data-point chart:repeated="6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">
                <text:p>77</text:p>
                <draw:g>
                  <svg:desc>out.F2:out.F6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out.A7:out.B127" svg:x="0.32cm" svg:y="0.18cm" svg:width="12.508cm" svg:height="8.64cm">
          <chartooo:coordinate-region svg:x="1.603cm" svg:y="0.379cm" svg:width="10.7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7:out.B127" chart:class="chart:scatter">
            <chart:domain table:cell-range-address="out.A7:out.A127"/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10">
                <text:p>5810</text:p>
                <draw:g>
                  <svg:desc>out.A7:out.A127</svg:desc>
                </draw:g>
              </table:table-cell>
              <table:table-cell office:value-type="float" office:value="-12286">
                <text:p>-12286</text:p>
                <draw:g>
                  <svg:desc>out.B7:out.B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85">
                <text:p>5885</text:p>
              </table:table-cell>
              <table:table-cell office:value-type="float" office:value="-3382">
                <text:p>-3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62">
                <text:p>5962</text:p>
              </table:table-cell>
              <table:table-cell office:value-type="float" office:value="-2149">
                <text:p>-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39">
                <text:p>6039</text:p>
              </table:table-cell>
              <table:table-cell office:value-type="float" office:value="-2635">
                <text:p>-2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15">
                <text:p>6115</text:p>
              </table:table-cell>
              <table:table-cell office:value-type="float" office:value="-2337">
                <text:p>-2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89">
                <text:p>6189</text:p>
              </table:table-cell>
              <table:table-cell office:value-type="float" office:value="-2242">
                <text:p>-2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61">
                <text:p>6261</text:p>
              </table:table-cell>
              <table:table-cell office:value-type="float" office:value="-1999">
                <text:p>-1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34">
                <text:p>6334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7">
                <text:p>6407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79">
                <text:p>6479</text:p>
              </table:table-cell>
              <table:table-cell office:value-type="float" office:value="-1294">
                <text:p>-12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53">
                <text:p>6553</text:p>
              </table:table-cell>
              <table:table-cell office:value-type="float" office:value="-1380">
                <text:p>-13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26">
                <text:p>6626</text:p>
              </table:table-cell>
              <table:table-cell office:value-type="float" office:value="-1319">
                <text:p>-13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99">
                <text:p>6699</text:p>
              </table:table-cell>
              <table:table-cell office:value-type="float" office:value="-1245">
                <text:p>-12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71">
                <text:p>6771</text:p>
              </table:table-cell>
              <table:table-cell office:value-type="float" office:value="-1161">
                <text:p>-1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44">
                <text:p>6844</text:p>
              </table:table-cell>
              <table:table-cell office:value-type="float" office:value="-1102">
                <text:p>-1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18">
                <text:p>6918</text:p>
              </table:table-cell>
              <table:table-cell office:value-type="float" office:value="-949">
                <text:p>-9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90">
                <text:p>6990</text:p>
              </table:table-cell>
              <table:table-cell office:value-type="float" office:value="-972">
                <text:p>-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63">
                <text:p>7063</text:p>
              </table:table-cell>
              <table:table-cell office:value-type="float" office:value="-867">
                <text:p>-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36">
                <text:p>7136</text:p>
              </table:table-cell>
              <table:table-cell office:value-type="float" office:value="-833">
                <text:p>-8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08">
                <text:p>7208</text:p>
              </table:table-cell>
              <table:table-cell office:value-type="float" office:value="-821">
                <text:p>-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81">
                <text:p>7281</text:p>
              </table:table-cell>
              <table:table-cell office:value-type="float" office:value="-786">
                <text:p>-7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55">
                <text:p>7355</text:p>
              </table:table-cell>
              <table:table-cell office:value-type="float" office:value="-751">
                <text:p>-7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28">
                <text:p>7428</text:p>
              </table:table-cell>
              <table:table-cell office:value-type="float" office:value="-693">
                <text:p>-6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00">
                <text:p>7500</text:p>
              </table:table-cell>
              <table:table-cell office:value-type="float" office:value="-681">
                <text:p>-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74">
                <text:p>7574</text:p>
              </table:table-cell>
              <table:table-cell office:value-type="float" office:value="-623">
                <text:p>-6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650">
                <text:p>7650</text:p>
              </table:table-cell>
              <table:table-cell office:value-type="float" office:value="-459">
                <text:p>-4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27">
                <text:p>7727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02">
                <text:p>7802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79">
                <text:p>7879</text:p>
              </table:table-cell>
              <table:table-cell office:value-type="float" office:value="-13067">
                <text:p>-130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55">
                <text:p>7955</text:p>
              </table:table-cell>
              <table:table-cell office:value-type="float" office:value="14614">
                <text:p>14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32">
                <text:p>8032</text:p>
              </table:table-cell>
              <table:table-cell office:value-type="float" office:value="-8137">
                <text:p>-81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08">
                <text:p>8108</text:p>
              </table:table-cell>
              <table:table-cell office:value-type="float" office:value="-4436">
                <text:p>-44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84">
                <text:p>8184</text:p>
              </table:table-cell>
              <table:table-cell office:value-type="float" office:value="-3554">
                <text:p>-35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61">
                <text:p>8261</text:p>
              </table:table-cell>
              <table:table-cell office:value-type="float" office:value="-3093">
                <text:p>-30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38">
                <text:p>8338</text:p>
              </table:table-cell>
              <table:table-cell office:value-type="float" office:value="-2870">
                <text:p>-28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408">
                <text:p>8408</text:p>
              </table:table-cell>
              <table:table-cell office:value-type="float" office:value="-2784">
                <text:p>-27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483">
                <text:p>8483</text:p>
              </table:table-cell>
              <table:table-cell office:value-type="float" office:value="-2694">
                <text:p>-2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59">
                <text:p>8559</text:p>
              </table:table-cell>
              <table:table-cell office:value-type="float" office:value="-2488">
                <text:p>-24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36">
                <text:p>8636</text:p>
              </table:table-cell>
              <table:table-cell office:value-type="float" office:value="-2180">
                <text:p>-21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12">
                <text:p>8712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87">
                <text:p>8787</text:p>
              </table:table-cell>
              <table:table-cell office:value-type="float" office:value="-1798">
                <text:p>-17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863">
                <text:p>8863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40">
                <text:p>8940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16">
                <text:p>9016</text:p>
              </table:table-cell>
              <table:table-cell office:value-type="float" office:value="-1416">
                <text:p>-14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92">
                <text:p>9092</text:p>
              </table:table-cell>
              <table:table-cell office:value-type="float" office:value="-1319">
                <text:p>-1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67">
                <text:p>9167</text:p>
              </table:table-cell>
              <table:table-cell office:value-type="float" office:value="-1233">
                <text:p>-12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44">
                <text:p>9244</text:p>
              </table:table-cell>
              <table:table-cell office:value-type="float" office:value="-1125">
                <text:p>-1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20">
                <text:p>9320</text:p>
              </table:table-cell>
              <table:table-cell office:value-type="float" office:value="-1042">
                <text:p>-10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396">
                <text:p>9396</text:p>
              </table:table-cell>
              <table:table-cell office:value-type="float" office:value="-995">
                <text:p>-9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72">
                <text:p>9472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47">
                <text:p>9547</text:p>
              </table:table-cell>
              <table:table-cell office:value-type="float" office:value="-902">
                <text:p>-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624">
                <text:p>9624</text:p>
              </table:table-cell>
              <table:table-cell office:value-type="float" office:value="-844">
                <text:p>-8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00">
                <text:p>9700</text:p>
              </table:table-cell>
              <table:table-cell office:value-type="float" office:value="-821">
                <text:p>-8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774">
                <text:p>9774</text:p>
              </table:table-cell>
              <table:table-cell office:value-type="float" office:value="-809">
                <text:p>-8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49">
                <text:p>9849</text:p>
              </table:table-cell>
              <table:table-cell office:value-type="float" office:value="-588">
                <text:p>-5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26">
                <text:p>9926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02">
                <text:p>10002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79">
                <text:p>10079</text:p>
              </table:table-cell>
              <table:table-cell office:value-type="float" office:value="-7190">
                <text:p>-71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155">
                <text:p>10155</text:p>
              </table:table-cell>
              <table:table-cell office:value-type="float" office:value="-12900">
                <text:p>-129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31">
                <text:p>10231</text:p>
              </table:table-cell>
              <table:table-cell office:value-type="float" office:value="-12990">
                <text:p>-129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308">
                <text:p>10308</text:p>
              </table:table-cell>
              <table:table-cell office:value-type="float" office:value="-13007">
                <text:p>-130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384">
                <text:p>10384</text:p>
              </table:table-cell>
              <table:table-cell office:value-type="float" office:value="-6315">
                <text:p>-63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61">
                <text:p>10461</text:p>
              </table:table-cell>
              <table:table-cell office:value-type="float" office:value="-5754">
                <text:p>-57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37">
                <text:p>10537</text:p>
              </table:table-cell>
              <table:table-cell office:value-type="float" office:value="-4155">
                <text:p>-41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613">
                <text:p>10613</text:p>
              </table:table-cell>
              <table:table-cell office:value-type="float" office:value="-3893">
                <text:p>-38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687">
                <text:p>10687</text:p>
              </table:table-cell>
              <table:table-cell office:value-type="float" office:value="-3506">
                <text:p>-35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60">
                <text:p>10760</text:p>
              </table:table-cell>
              <table:table-cell office:value-type="float" office:value="-3242">
                <text:p>-32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32">
                <text:p>10832</text:p>
              </table:table-cell>
              <table:table-cell office:value-type="float" office:value="-3129">
                <text:p>-31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906">
                <text:p>10906</text:p>
              </table:table-cell>
              <table:table-cell office:value-type="float" office:value="-2959">
                <text:p>-29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979">
                <text:p>10979</text:p>
              </table:table-cell>
              <table:table-cell office:value-type="float" office:value="-2846">
                <text:p>-28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52">
                <text:p>11052</text:p>
              </table:table-cell>
              <table:table-cell office:value-type="float" office:value="-2737">
                <text:p>-27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24">
                <text:p>11124</text:p>
              </table:table-cell>
              <table:table-cell office:value-type="float" office:value="-2610">
                <text:p>-26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198">
                <text:p>11198</text:p>
              </table:table-cell>
              <table:table-cell office:value-type="float" office:value="-2438">
                <text:p>-24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271">
                <text:p>11271</text:p>
              </table:table-cell>
              <table:table-cell office:value-type="float" office:value="-2211">
                <text:p>-22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343">
                <text:p>11343</text:p>
              </table:table-cell>
              <table:table-cell office:value-type="float" office:value="-1926">
                <text:p>-19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416">
                <text:p>11416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490">
                <text:p>11490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563">
                <text:p>11563</text:p>
              </table:table-cell>
              <table:table-cell office:value-type="float" office:value="-1494">
                <text:p>-14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635">
                <text:p>11635</text:p>
              </table:table-cell>
              <table:table-cell office:value-type="float" office:value="-1380">
                <text:p>-13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708">
                <text:p>11708</text:p>
              </table:table-cell>
              <table:table-cell office:value-type="float" office:value="-1331">
                <text:p>-13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782">
                <text:p>11782</text:p>
              </table:table-cell>
              <table:table-cell office:value-type="float" office:value="-1221">
                <text:p>-12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854">
                <text:p>11854</text:p>
              </table:table-cell>
              <table:table-cell office:value-type="float" office:value="-1149">
                <text:p>-1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927">
                <text:p>11927</text:p>
              </table:table-cell>
              <table:table-cell office:value-type="float" office:value="-1090">
                <text:p>-10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1">
                <text:p>12001</text:p>
              </table:table-cell>
              <table:table-cell office:value-type="float" office:value="-1019">
                <text:p>-1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073">
                <text:p>12073</text:p>
              </table:table-cell>
              <table:table-cell office:value-type="float" office:value="-984">
                <text:p>-9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150">
                <text:p>12150</text:p>
              </table:table-cell>
              <table:table-cell office:value-type="float" office:value="-635">
                <text:p>-6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227">
                <text:p>12227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03">
                <text:p>12303</text:p>
              </table:table-cell>
              <table:table-cell office:value-type="float" office:value="-11066">
                <text:p>-110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80">
                <text:p>12380</text:p>
              </table:table-cell>
              <table:table-cell office:value-type="float" office:value="13906">
                <text:p>139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455">
                <text:p>12455</text:p>
              </table:table-cell>
              <table:table-cell office:value-type="float" office:value="-14321">
                <text:p>-143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32">
                <text:p>12532</text:p>
              </table:table-cell>
              <table:table-cell office:value-type="float" office:value="-7895">
                <text:p>-78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609">
                <text:p>12609</text:p>
              </table:table-cell>
              <table:table-cell office:value-type="float" office:value="-3783">
                <text:p>-37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685">
                <text:p>12685</text:p>
              </table:table-cell>
              <table:table-cell office:value-type="float" office:value="-4003">
                <text:p>-4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762">
                <text:p>12762</text:p>
              </table:table-cell>
              <table:table-cell office:value-type="float" office:value="-3538">
                <text:p>-35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838">
                <text:p>12838</text:p>
              </table:table-cell>
              <table:table-cell office:value-type="float" office:value="-3216">
                <text:p>-32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911">
                <text:p>12911</text:p>
              </table:table-cell>
              <table:table-cell office:value-type="float" office:value="-3113">
                <text:p>-31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987">
                <text:p>12987</text:p>
              </table:table-cell>
              <table:table-cell office:value-type="float" office:value="-2944">
                <text:p>-29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064">
                <text:p>13064</text:p>
              </table:table-cell>
              <table:table-cell office:value-type="float" office:value="-2755">
                <text:p>-27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139">
                <text:p>13139</text:p>
              </table:table-cell>
              <table:table-cell office:value-type="float" office:value="-2671">
                <text:p>-26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215">
                <text:p>13215</text:p>
              </table:table-cell>
              <table:table-cell office:value-type="float" office:value="-2488">
                <text:p>-24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292">
                <text:p>13292</text:p>
              </table:table-cell>
              <table:table-cell office:value-type="float" office:value="-2273">
                <text:p>-22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368">
                <text:p>13368</text:p>
              </table:table-cell>
              <table:table-cell office:value-type="float" office:value="-2012">
                <text:p>-20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444">
                <text:p>13444</text:p>
              </table:table-cell>
              <table:table-cell office:value-type="float" office:value="-1826">
                <text:p>-1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519">
                <text:p>13519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596">
                <text:p>13596</text:p>
              </table:table-cell>
              <table:table-cell office:value-type="float" office:value="-1545">
                <text:p>-1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672">
                <text:p>13672</text:p>
              </table:table-cell>
              <table:table-cell office:value-type="float" office:value="-1404">
                <text:p>-14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748">
                <text:p>13748</text:p>
              </table:table-cell>
              <table:table-cell office:value-type="float" office:value="-1307">
                <text:p>-13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824">
                <text:p>13824</text:p>
              </table:table-cell>
              <table:table-cell office:value-type="float" office:value="-1221">
                <text:p>-12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900">
                <text:p>13900</text:p>
              </table:table-cell>
              <table:table-cell office:value-type="float" office:value="-1173">
                <text:p>-11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976">
                <text:p>13976</text:p>
              </table:table-cell>
              <table:table-cell office:value-type="float" office:value="-1078">
                <text:p>-10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052">
                <text:p>14052</text:p>
              </table:table-cell>
              <table:table-cell office:value-type="float" office:value="-1019">
                <text:p>-10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129">
                <text:p>14129</text:p>
              </table:table-cell>
              <table:table-cell office:value-type="float" office:value="-937">
                <text:p>-9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204">
                <text:p>14204</text:p>
              </table:table-cell>
              <table:table-cell office:value-type="float" office:value="-914">
                <text:p>-9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278">
                <text:p>14278</text:p>
              </table:table-cell>
              <table:table-cell office:value-type="float" office:value="-891">
                <text:p>-8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354">
                <text:p>14354</text:p>
              </table:table-cell>
              <table:table-cell office:value-type="float" office:value="-647">
                <text:p>-6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431">
                <text:p>14431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507">
                <text:p>14507</text:p>
              </table:table-cell>
              <table:table-cell office:value-type="float" office:value="7380">
                <text:p>73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583">
                <text:p>14583</text:p>
              </table:table-cell>
              <table:table-cell office:value-type="float" office:value="9066">
                <text:p>90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659">
                <text:p>14659</text:p>
              </table:table-cell>
              <table:table-cell office:value-type="float" office:value="16632">
                <text:p>166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36">
                <text:p>14736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813">
                <text:p>14813</text:p>
              </table:table-cell>
              <table:table-cell office:value-type="float" office:value="-19270">
                <text:p>-192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